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3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">
      <style:table-cell-properties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0">
      <style:table-cell-properties fo:border-top="thin solid #000000" fo:border-bottom="none" fo:border-left="none" fo:border-right="none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Comma" style:data-style-name="N3">
      <style:table-cell-properties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C9211E" style:font-name="Arial2" style:font-name-asian="Arial2" style:font-name-complex="Arial2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7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19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Comma" style:data-style-name="N3">
      <style:table-cell-properties fo:border-top="none" fo:border-bottom="none" fo:border-left="none" fo:border-right="thin solid #000000" style:vertical-align="automatic" fo:background-color="#FFFFFF"/>
    </style:style>
    <style:style style:name="ce56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7" style:family="table-cell" style:parent-style-name="Comma" style:data-style-name="N3">
      <style:table-cell-properties fo:border-top="none" fo:border-bottom="none" fo:border-left="none" fo:border-right="thin solid #000000" style:vertical-align="automatic" fo:background-color="transparent"/>
    </style:style>
    <style:style style:name="ce5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FFFFF"/>
    </style:style>
    <style:style style:name="ce71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Comma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automatic" fo:wrap-option="wrap"/>
    </style:style>
    <style:style style:name="ce80" style:family="table-cell" style:parent-style-name="Pivot_32_Table_32_Field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Pivot_32_Table_32_Category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86" style:family="table-cell" style:parent-style-name="Pivot_32_Table_32_Valu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7" style:family="table-cell" style:parent-style-name="Pivot_32_Table_32_Value" style:data-style-name="N39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91" style:family="table-cell" style:parent-style-name="Pivot_32_Table_32_Category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92" style:family="table-cell" style:parent-style-name="Pivot_32_Table_32_Value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93" style:family="table-cell" style:parent-style-name="Pivot_32_Table_32_Value" style:data-style-name="N3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95" style:family="table-cell" style:parent-style-name="Default" style:data-style-name="N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97" style:family="table-cell" style:parent-style-name="Pivot_32_Table_32_Category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98" style:family="table-cell" style:parent-style-name="Pivot_32_Table_32_Value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99" style:family="table-cell" style:parent-style-name="Pivot_32_Table_32_Value" style:data-style-name="N39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</style:style>
    <style:style style:name="ce102" style:family="table-cell" style:parent-style-name="Pivot_32_Table_32_Title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Pivot_32_Table_32_Res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Pivot_32_Table_32_Result" style:data-style-name="N39">
      <style:table-cell-properties fo:border="thin solid #000000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5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07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8" style:family="table-cell" style:parent-style-name="Default" style:data-style-name="N0">
      <style:table-cell-properties style:vertical-align="middle" fo:background-color="transparent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9" style:family="table-cell" style:parent-style-name="Default" style:data-style-name="N20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1" style:family="table-cell" style:parent-style-name="Default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2" style:family="table-cell" style:parent-style-name="Default" style:data-style-name="N39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3" style:family="table-cell" style:parent-style-name="Pivot_32_Table_32_Corner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9585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4.8947916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2.354791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8.78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5.1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9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9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1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9">
            <text:p>Gastos Administrativos y de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9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9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2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number-columns-spanned="1" table:number-rows-spanned="2" table:style-name="ce74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5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6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10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10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2"/>
          <table:table-cell table:style-name="ce19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22">
            <text:p>Gastos Administrativos</text:p>
          </table:table-cell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2">
            <text:p>Gastos Administrativos</text:p>
          </table:table-cell>
          <table:table-cell table:style-name="ce29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03</text:p>
          </table:table-cell>
          <table:table-cell office:value-type="string" table:style-name="ce31">
            <text:p>Seguro Privado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D11]+[.E11]-[.F11]" table:style-name="ce27">
            <text:p>0</text:p>
          </table:table-cell>
          <table:table-cell office:value-type="string" table:style-name="ce28">
            <text:p>5.1.01.01.03</text:p>
          </table:table-cell>
          <table:table-cell office:value-type="string" table:style-name="ce31">
            <text:p>Seguro Privado</text:p>
          </table:table-cell>
          <table:table-cell office:value-type="float" office:value="20" table:style-name="ce26">
            <text:p>20</text:p>
          </table:table-cell>
          <table:table-cell office:value-type="float" office:value="-20" table:formula="of:=+[.G11]-[.J11]" table:style-name="ce30">
            <text:p>-2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04</text:p>
          </table:table-cell>
          <table:table-cell office:value-type="string" table:style-name="ce31">
            <text:p>Intereses y Multas</text:p>
          </table:table-cell>
          <table:table-cell table:style-name="ce32"/>
          <table:table-cell office:value-type="float" office:value="1328.39" table:style-name="ce33">
            <text:p>1.328</text:p>
          </table:table-cell>
          <table:table-cell office:value-type="float" office:value="3284.49" table:style-name="ce25">
            <text:p>3.284</text:p>
          </table:table-cell>
          <table:table-cell office:value-type="float" office:value="59.43" table:style-name="ce26">
            <text:p>59</text:p>
          </table:table-cell>
          <table:table-cell office:value-type="float" office:value="4553.45" table:formula="of:=[.D12]+[.E12]-[.F12]" table:style-name="ce27">
            <text:p>4.553</text:p>
          </table:table-cell>
          <table:table-cell office:value-type="string" table:style-name="ce28">
            <text:p>5.1.01.01.04</text:p>
          </table:table-cell>
          <table:table-cell office:value-type="string" table:style-name="ce31">
            <text:p>Intereses y Multas</text:p>
          </table:table-cell>
          <table:table-cell office:value-type="float" office:value="94.57" table:style-name="ce26">
            <text:p>95</text:p>
          </table:table-cell>
          <table:table-cell office:value-type="float" office:value="4458.88" table:formula="of:=+[.G12]-[.J12]" table:style-name="ce30">
            <text:p>4.45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05</text:p>
          </table:table-cell>
          <table:table-cell office:value-type="string" table:style-name="ce31">
            <text:p>Papelería y Útiles de Oficina</text:p>
          </table:table-cell>
          <table:table-cell table:style-name="ce32"/>
          <table:table-cell office:value-type="float" office:value="693.16" table:style-name="ce33">
            <text:p>693</text:p>
          </table:table-cell>
          <table:table-cell office:value-type="float" office:value="88.05" table:style-name="ce25">
            <text:p>88</text:p>
          </table:table-cell>
          <table:table-cell office:value-type="float" office:value="0" table:style-name="ce26">
            <text:p>0</text:p>
          </table:table-cell>
          <table:table-cell office:value-type="float" office:value="781.20999999999992" table:formula="of:=[.D13]+[.E13]-[.F13]" table:style-name="ce27">
            <text:p>781</text:p>
          </table:table-cell>
          <table:table-cell office:value-type="string" table:style-name="ce28">
            <text:p>5.1.01.01.05</text:p>
          </table:table-cell>
          <table:table-cell office:value-type="string" table:style-name="ce31">
            <text:p>Papelería y Útiles de Oficina</text:p>
          </table:table-cell>
          <table:table-cell office:value-type="float" office:value="1199.4000000000001" table:style-name="ce26">
            <text:p>1.199</text:p>
          </table:table-cell>
          <table:table-cell office:value-type="float" office:value="-418.19000000000017" table:formula="of:=+[.G13]-[.J13]" table:style-name="ce30">
            <text:p>-41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0</text:p>
          </table:table-cell>
          <table:table-cell office:value-type="string" table:style-name="ce31">
            <text:p>Publicidad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D14]+[.E14]-[.F14]" table:style-name="ce27">
            <text:p>0</text:p>
          </table:table-cell>
          <table:table-cell office:value-type="string" table:style-name="ce28">
            <text:p>5.1.01.01.10</text:p>
          </table:table-cell>
          <table:table-cell office:value-type="string" table:style-name="ce31">
            <text:p>Publicidad</text:p>
          </table:table-cell>
          <table:table-cell office:value-type="float" office:value="1561.04" table:style-name="ce26">
            <text:p>1.561</text:p>
          </table:table-cell>
          <table:table-cell office:value-type="float" office:value="-1561.04" table:formula="of:=+[.G14]-[.J14]" table:style-name="ce30">
            <text:p>-1.56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2</text:p>
          </table:table-cell>
          <table:table-cell office:value-type="string" table:style-name="ce31">
            <text:p>Correo</text:p>
          </table:table-cell>
          <table:table-cell table:style-name="ce32"/>
          <table:table-cell office:value-type="float" office:value="3.84" table:style-name="ce33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.84" table:formula="of:=[.D15]+[.E15]-[.F15]" table:style-name="ce27">
            <text:p>4</text:p>
          </table:table-cell>
          <table:table-cell office:value-type="string" table:style-name="ce28">
            <text:p>5.1.01.01.12</text:p>
          </table:table-cell>
          <table:table-cell office:value-type="string" table:style-name="ce31">
            <text:p>Correo</text:p>
          </table:table-cell>
          <table:table-cell office:value-type="float" office:value="23.1" table:style-name="ce26">
            <text:p>23</text:p>
          </table:table-cell>
          <table:table-cell office:value-type="float" office:value="-19.260000000000002" table:formula="of:=+[.G15]-[.J15]" table:style-name="ce30">
            <text:p>-1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4</text:p>
          </table:table-cell>
          <table:table-cell office:value-type="string" table:style-name="ce31">
            <text:p>Gastos de Viaje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143" table:style-name="ce25">
            <text:p>143</text:p>
          </table:table-cell>
          <table:table-cell office:value-type="float" office:value="0" table:style-name="ce26">
            <text:p>0</text:p>
          </table:table-cell>
          <table:table-cell office:value-type="float" office:value="143" table:formula="of:=[.D16]+[.E16]-[.F16]" table:style-name="ce27">
            <text:p>143</text:p>
          </table:table-cell>
          <table:table-cell office:value-type="string" table:style-name="ce28">
            <text:p>5.1.01.01.14</text:p>
          </table:table-cell>
          <table:table-cell office:value-type="string" table:style-name="ce31">
            <text:p>Gastos de Viaje</text:p>
          </table:table-cell>
          <table:table-cell office:value-type="float" office:value="230" table:style-name="ce26">
            <text:p>230</text:p>
          </table:table-cell>
          <table:table-cell office:value-type="float" office:value="-87" table:formula="of:=+[.G16]-[.J16]" table:style-name="ce30">
            <text:p>-8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6</text:p>
          </table:table-cell>
          <table:table-cell office:value-type="string" table:style-name="ce31">
            <text:p>Seguros y Reaseguros</text:p>
          </table:table-cell>
          <table:table-cell table:style-name="ce32"/>
          <table:table-cell office:value-type="float" office:value="2616.81" table:style-name="ce33">
            <text:p>2.617</text:p>
          </table:table-cell>
          <table:table-cell office:value-type="float" office:value="104.78" table:style-name="ce25">
            <text:p>105</text:p>
          </table:table-cell>
          <table:table-cell office:value-type="float" office:value="0" table:style-name="ce26">
            <text:p>0</text:p>
          </table:table-cell>
          <table:table-cell office:value-type="float" office:value="2721.59" table:formula="of:=[.D17]+[.E17]-[.F17]" table:style-name="ce27">
            <text:p>2.722</text:p>
          </table:table-cell>
          <table:table-cell office:value-type="string" table:style-name="ce28">
            <text:p>5.1.01.01.16</text:p>
          </table:table-cell>
          <table:table-cell office:value-type="string" table:style-name="ce31">
            <text:p>Seguros y Reaseguros</text:p>
          </table:table-cell>
          <table:table-cell office:value-type="float" office:value="3012.18" table:style-name="ce26">
            <text:p>3.012</text:p>
          </table:table-cell>
          <table:table-cell office:value-type="float" office:value="-290.58999999999969" table:formula="of:=+[.G17]-[.J17]" table:style-name="ce30">
            <text:p>-29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17</text:p>
          </table:table-cell>
          <table:table-cell office:value-type="string" table:style-name="ce31">
            <text:p>Gastos Legales</text:p>
          </table:table-cell>
          <table:table-cell table:style-name="ce32"/>
          <table:table-cell office:value-type="float" office:value="73.760000000000005" table:style-name="ce33">
            <text:p>74</text:p>
          </table:table-cell>
          <table:table-cell office:value-type="float" office:value="322.75" table:style-name="ce25">
            <text:p>323</text:p>
          </table:table-cell>
          <table:table-cell office:value-type="float" office:value="0" table:style-name="ce26">
            <text:p>0</text:p>
          </table:table-cell>
          <table:table-cell office:value-type="float" office:value="396.51" table:formula="of:=[.D18]+[.E18]-[.F18]" table:style-name="ce27">
            <text:p>397</text:p>
          </table:table-cell>
          <table:table-cell office:value-type="string" table:style-name="ce28">
            <text:p>5.1.01.01.17</text:p>
          </table:table-cell>
          <table:table-cell office:value-type="string" table:style-name="ce31">
            <text:p>Gastos Legales</text:p>
          </table:table-cell>
          <table:table-cell office:value-type="float" office:value="1376.41" table:style-name="ce26">
            <text:p>1.376</text:p>
          </table:table-cell>
          <table:table-cell office:value-type="float" office:value="-979.90000000000009" table:formula="of:=+[.G18]-[.J18]" table:style-name="ce30">
            <text:p>-98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20</text:p>
          </table:table-cell>
          <table:table-cell office:value-type="string" table:style-name="ce31">
            <text:p>Mantenimiento y Reparaciones</text:p>
          </table:table-cell>
          <table:table-cell table:style-name="ce32"/>
          <table:table-cell office:value-type="float" office:value="525.39" table:style-name="ce33">
            <text:p>525</text:p>
          </table:table-cell>
          <table:table-cell office:value-type="float" office:value="1387.96" table:style-name="ce25">
            <text:p>1.388</text:p>
          </table:table-cell>
          <table:table-cell office:value-type="float" office:value="70" table:style-name="ce26">
            <text:p>70</text:p>
          </table:table-cell>
          <table:table-cell office:value-type="float" office:value="1843.35" table:formula="of:=[.D19]+[.E19]-[.F19]" table:style-name="ce27">
            <text:p>1.843</text:p>
          </table:table-cell>
          <table:table-cell office:value-type="string" table:style-name="ce28">
            <text:p>GG0038</text:p>
          </table:table-cell>
          <table:table-cell office:value-type="string" table:style-name="ce31">
            <text:p>Mantenimiento y Reparaciones</text:p>
          </table:table-cell>
          <table:table-cell office:value-type="float" office:value="0" table:style-name="ce26">
            <text:p>0</text:p>
          </table:table-cell>
          <table:table-cell office:value-type="float" office:value="1843.35" table:formula="of:=+[.G19]-[.J19]" table:style-name="ce30">
            <text:p>1.84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22</text:p>
          </table:table-cell>
          <table:table-cell office:value-type="string" table:style-name="ce31">
            <text:p>Honorarios Profesionales</text:p>
          </table:table-cell>
          <table:table-cell office:value-type="string" table:style-name="ce34">
            <text:p>Honorarios</text:p>
          </table:table-cell>
          <table:table-cell office:value-type="float" office:value="68188.81" table:style-name="ce33">
            <text:p>68.189</text:p>
          </table:table-cell>
          <table:table-cell office:value-type="float" office:value="40194.1" table:style-name="ce25">
            <text:p>40.194</text:p>
          </table:table-cell>
          <table:table-cell office:value-type="float" office:value="0" table:style-name="ce26">
            <text:p>0</text:p>
          </table:table-cell>
          <table:table-cell office:value-type="float" office:value="108382.91" table:formula="of:=[.D20]+[.E20]-[.F20]" table:style-name="ce27">
            <text:p>108.383</text:p>
          </table:table-cell>
          <table:table-cell office:value-type="string" table:style-name="ce28">
            <text:p>5.1.01.01.22</text:p>
          </table:table-cell>
          <table:table-cell office:value-type="string" table:style-name="ce31">
            <text:p>Honorarios Profesionales</text:p>
          </table:table-cell>
          <table:table-cell office:value-type="float" office:value="77946.78" table:style-name="ce26">
            <text:p>77.947</text:p>
          </table:table-cell>
          <table:table-cell office:value-type="float" office:value="30436.130000000005" table:formula="of:=+[.G20]-[.J20]" table:style-name="ce30">
            <text:p>30.43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1.01.24</text:p>
          </table:table-cell>
          <table:table-cell office:value-type="string" table:style-name="ce31">
            <text:p>Servicio de Internet</text:p>
          </table:table-cell>
          <table:table-cell table:style-name="ce32"/>
          <table:table-cell office:value-type="float" office:value="214" table:style-name="ce33">
            <text:p>214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6">
            <text:p>0</text:p>
          </table:table-cell>
          <table:table-cell office:value-type="float" office:value="233" table:formula="of:=[.D21]+[.E21]-[.F21]" table:style-name="ce27">
            <text:p>233</text:p>
          </table:table-cell>
          <table:table-cell office:value-type="string" table:style-name="ce28">
            <text:p>5.1.01.01.24</text:p>
          </table:table-cell>
          <table:table-cell office:value-type="string" table:style-name="ce31">
            <text:p>Servicio de Internet</text:p>
          </table:table-cell>
          <table:table-cell office:value-type="float" office:value="233" table:style-name="ce26">
            <text:p>233</text:p>
          </table:table-cell>
          <table:table-cell office:value-type="float" office:value="0" table:formula="of:=+[.G21]-[.J21]" table:style-name="ce30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style-name="ce31"/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1"/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2"/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35">
            <text:p>Nomina y Beneficios Sociale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35">
            <text:p>Nomina y Beneficios Sociales</text:p>
          </table:table-cell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10</text:p>
          </table:table-cell>
          <table:table-cell office:value-type="string" table:style-name="ce31">
            <text:p>Sueldo</text:p>
          </table:table-cell>
          <table:table-cell table:style-name="ce32"/>
          <table:table-cell office:value-type="float" office:value="61529.279999999999" table:style-name="ce33">
            <text:p>61.52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61529.279999999999" table:formula="of:=[.D25]+[.E25]-[.F25]" table:style-name="ce27">
            <text:p>61.529</text:p>
          </table:table-cell>
          <table:table-cell office:value-type="string" table:style-name="ce28">
            <text:p>BS010</text:p>
          </table:table-cell>
          <table:table-cell office:value-type="string" table:style-name="ce31">
            <text:p>Sueldo</text:p>
          </table:table-cell>
          <table:table-cell office:value-type="float" office:value="92013.42" table:style-name="ce26">
            <text:p>92.013</text:p>
          </table:table-cell>
          <table:table-cell office:value-type="float" office:value="-30484.14" table:formula="of:=+[.G25]-[.J25]" table:style-name="ce30">
            <text:p>-30.48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2</text:p>
          </table:table-cell>
          <table:table-cell office:value-type="string" table:style-name="ce31">
            <text:p>Décimo Tercer Sueldo</text:p>
          </table:table-cell>
          <table:table-cell table:style-name="ce32"/>
          <table:table-cell office:value-type="float" office:value="5102.5600000000004" table:style-name="ce33">
            <text:p>5.103</text:p>
          </table:table-cell>
          <table:table-cell office:value-type="float" office:value="2570.8000000000002" table:style-name="ce25">
            <text:p>2.571</text:p>
          </table:table-cell>
          <table:table-cell office:value-type="float" office:value="0" table:style-name="ce26">
            <text:p>0</text:p>
          </table:table-cell>
          <table:table-cell office:value-type="float" office:value="7673.3600000000006" table:formula="of:=[.D26]+[.E26]-[.F26]" table:style-name="ce27">
            <text:p>7.673</text:p>
          </table:table-cell>
          <table:table-cell office:value-type="string" table:style-name="ce28">
            <text:p>BS002</text:p>
          </table:table-cell>
          <table:table-cell office:value-type="string" table:style-name="ce31">
            <text:p>Décimo Tercer Sueldo</text:p>
          </table:table-cell>
          <table:table-cell office:value-type="float" office:value="7667.09" table:style-name="ce26">
            <text:p>7.667</text:p>
          </table:table-cell>
          <table:table-cell office:value-type="float" office:value="6.2700000000004366" table:formula="of:=+[.G26]-[.J26]" table:style-name="ce30">
            <text:p>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3</text:p>
          </table:table-cell>
          <table:table-cell office:value-type="string" table:style-name="ce31">
            <text:p>Décimo Cuarto Sueldo</text:p>
          </table:table-cell>
          <table:table-cell table:style-name="ce32"/>
          <table:table-cell office:value-type="float" office:value="2666.4" table:style-name="ce33">
            <text:p>2.666</text:p>
          </table:table-cell>
          <table:table-cell office:value-type="float" office:value="1333.2" table:style-name="ce25">
            <text:p>1.333</text:p>
          </table:table-cell>
          <table:table-cell office:value-type="float" office:value="0" table:style-name="ce26">
            <text:p>0</text:p>
          </table:table-cell>
          <table:table-cell office:value-type="float" office:value="3999.6000000000004" table:formula="of:=[.D27]+[.E27]-[.F27]" table:style-name="ce27">
            <text:p>4.000</text:p>
          </table:table-cell>
          <table:table-cell office:value-type="string" table:style-name="ce28">
            <text:p>BS003</text:p>
          </table:table-cell>
          <table:table-cell office:value-type="string" table:style-name="ce31">
            <text:p>Décimo Cuarto Sueldo</text:p>
          </table:table-cell>
          <table:table-cell office:value-type="float" office:value="3999.6" table:style-name="ce26">
            <text:p>4.000</text:p>
          </table:table-cell>
          <table:table-cell office:value-type="float" office:value="0" table:formula="of:=+[.G27]-[.J27]" table:style-name="ce30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4</text:p>
          </table:table-cell>
          <table:table-cell office:value-type="string" table:style-name="ce31">
            <text:p>Vacaciones</text:p>
          </table:table-cell>
          <table:table-cell table:style-name="ce32"/>
          <table:table-cell office:value-type="float" office:value="4351.3900000000003" table:style-name="ce33">
            <text:p>4.351</text:p>
          </table:table-cell>
          <table:table-cell office:value-type="float" office:value="1285.28" table:style-name="ce25">
            <text:p>1.285</text:p>
          </table:table-cell>
          <table:table-cell office:value-type="float" office:value="0" table:style-name="ce26">
            <text:p>0</text:p>
          </table:table-cell>
          <table:table-cell office:value-type="float" office:value="5636.67" table:formula="of:=[.D28]+[.E28]-[.F28]" table:style-name="ce27">
            <text:p>5.637</text:p>
          </table:table-cell>
          <table:table-cell office:value-type="string" table:style-name="ce28">
            <text:p>BS004</text:p>
          </table:table-cell>
          <table:table-cell office:value-type="string" table:style-name="ce31">
            <text:p>Vacaciones</text:p>
          </table:table-cell>
          <table:table-cell office:value-type="float" office:value="4603.05" table:style-name="ce26">
            <text:p>4.603</text:p>
          </table:table-cell>
          <table:table-cell office:value-type="float" office:value="1033.6199999999999" table:formula="of:=+[.G28]-[.J28]" table:style-name="ce30">
            <text:p>1.03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5</text:p>
          </table:table-cell>
          <table:table-cell office:value-type="string" table:style-name="ce31">
            <text:p>Fondo de Reserva</text:p>
          </table:table-cell>
          <table:table-cell table:style-name="ce32"/>
          <table:table-cell office:value-type="float" office:value="5100.5600000000004" table:style-name="ce33">
            <text:p>5.101</text:p>
          </table:table-cell>
          <table:table-cell office:value-type="float" office:value="2569.7600000000002" table:style-name="ce25">
            <text:p>2.570</text:p>
          </table:table-cell>
          <table:table-cell office:value-type="float" office:value="0" table:style-name="ce26">
            <text:p>0</text:p>
          </table:table-cell>
          <table:table-cell office:value-type="float" office:value="7670.3200000000006" table:formula="of:=[.D29]+[.E29]-[.F29]" table:style-name="ce27">
            <text:p>7.670</text:p>
          </table:table-cell>
          <table:table-cell office:value-type="string" table:style-name="ce28">
            <text:p>BS005</text:p>
          </table:table-cell>
          <table:table-cell office:value-type="string" table:style-name="ce31">
            <text:p>Fondo de Reserva</text:p>
          </table:table-cell>
          <table:table-cell office:value-type="float" office:value="7664.1" table:style-name="ce26">
            <text:p>7.664</text:p>
          </table:table-cell>
          <table:table-cell office:value-type="float" office:value="6.2200000000002547" table:formula="of:=+[.G29]-[.J29]" table:style-name="ce30">
            <text:p>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09</text:p>
          </table:table-cell>
          <table:table-cell office:value-type="string" table:style-name="ce31">
            <text:p>Aporte Patronal-Personal</text:p>
          </table:table-cell>
          <table:table-cell table:style-name="ce32"/>
          <table:table-cell office:value-type="float" office:value="7439.24" table:style-name="ce33">
            <text:p>7.439</text:p>
          </table:table-cell>
          <table:table-cell office:value-type="float" office:value="3478.08" table:style-name="ce25">
            <text:p>3.478</text:p>
          </table:table-cell>
          <table:table-cell office:value-type="float" office:value="0" table:style-name="ce26">
            <text:p>0</text:p>
          </table:table-cell>
          <table:table-cell office:value-type="float" office:value="10917.32" table:formula="of:=[.D30]+[.E30]-[.F30]" table:style-name="ce27">
            <text:p>10.917</text:p>
          </table:table-cell>
          <table:table-cell office:value-type="string" table:style-name="ce28">
            <text:p>BS009</text:p>
          </table:table-cell>
          <table:table-cell office:value-type="string" table:style-name="ce31">
            <text:p>Aporte Patronal-Personal</text:p>
          </table:table-cell>
          <table:table-cell office:value-type="float" office:value="11178.44" table:style-name="ce26">
            <text:p>11.178</text:p>
          </table:table-cell>
          <table:table-cell office:value-type="float" office:value="-261.1200000000008" table:formula="of:=+[.G30]-[.J30]" table:style-name="ce30">
            <text:p>-26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15</text:p>
          </table:table-cell>
          <table:table-cell office:value-type="string" table:style-name="ce31">
            <text:p>Alimentación</text:p>
          </table:table-cell>
          <table:table-cell table:style-name="ce32"/>
          <table:table-cell office:value-type="float" office:value="2000" table:style-name="ce33">
            <text:p>2.000</text:p>
          </table:table-cell>
          <table:table-cell office:value-type="float" office:value="2000" table:style-name="ce25">
            <text:p>2.000</text:p>
          </table:table-cell>
          <table:table-cell office:value-type="float" office:value="0" table:style-name="ce26">
            <text:p>0</text:p>
          </table:table-cell>
          <table:table-cell office:value-type="float" office:value="4000" table:formula="of:=[.D31]+[.E31]-[.F31]" table:style-name="ce27">
            <text:p>4.000</text:p>
          </table:table-cell>
          <table:table-cell office:value-type="string" table:style-name="ce28">
            <text:p>5.1.02.01.01</text:p>
          </table:table-cell>
          <table:table-cell office:value-type="string" table:style-name="ce31">
            <text:p>Alimentación</text:p>
          </table:table-cell>
          <table:table-cell office:value-type="float" office:value="0" table:style-name="ce26">
            <text:p>0</text:p>
          </table:table-cell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17</text:p>
          </table:table-cell>
          <table:table-cell office:value-type="string" table:style-name="ce31">
            <text:p>Prov. Jub. Patronal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2487.92" table:style-name="ce25">
            <text:p>2.488</text:p>
          </table:table-cell>
          <table:table-cell office:value-type="float" office:value="0" table:style-name="ce26">
            <text:p>0</text:p>
          </table:table-cell>
          <table:table-cell office:value-type="float" office:value="2487.92" table:formula="of:=[.D32]+[.E32]-[.F32]" table:style-name="ce27">
            <text:p>2.488</text:p>
          </table:table-cell>
          <table:table-cell office:value-type="string" table:style-name="ce28">
            <text:p>BS017</text:p>
          </table:table-cell>
          <table:table-cell office:value-type="string" table:style-name="ce31">
            <text:p>Prov. Jub. Patronal</text:p>
          </table:table-cell>
          <table:table-cell office:value-type="float" office:value="2133.0300000000002" table:style-name="ce26">
            <text:p>2.133</text:p>
          </table:table-cell>
          <table:table-cell office:value-type="float" office:value="354.88999999999987" table:formula="of:=+[.G32]-[.J32]" table:style-name="ce30">
            <text:p>35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BS019</text:p>
          </table:table-cell>
          <table:table-cell office:value-type="string" table:style-name="ce31">
            <text:p>Prov. Bonificación por Desahucio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2311.1" table:style-name="ce25">
            <text:p>2.311</text:p>
          </table:table-cell>
          <table:table-cell office:value-type="float" office:value="0" table:style-name="ce26">
            <text:p>0</text:p>
          </table:table-cell>
          <table:table-cell office:value-type="float" office:value="2311.1" table:formula="of:=[.D33]+[.E33]-[.F33]" table:style-name="ce27">
            <text:p>2.311</text:p>
          </table:table-cell>
          <table:table-cell office:value-type="string" table:style-name="ce28">
            <text:p>BS019</text:p>
          </table:table-cell>
          <table:table-cell office:value-type="string" table:style-name="ce31">
            <text:p>Prov. Bonificación por Desahucio</text:p>
          </table:table-cell>
          <table:table-cell office:value-type="float" office:value="2750.17" table:style-name="ce26">
            <text:p>2.750</text:p>
          </table:table-cell>
          <table:table-cell office:value-type="float" office:value="-439.07000000000016" table:formula="of:=+[.G33]-[.J33]" table:style-name="ce30">
            <text:p>-43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2"/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35">
            <text:p>Impuestos y Contribucione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35">
            <text:p>Impuestos y Contribuciones</text:p>
          </table:table-cell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CAM013</text:p>
          </table:table-cell>
          <table:table-cell office:value-type="string" table:style-name="ce31">
            <text:p>Cámara de Comercio de Manta</text:p>
          </table:table-cell>
          <table:table-cell table:style-name="ce32"/>
          <table:table-cell office:value-type="float" office:value="140" table:style-name="ce33">
            <text:p>14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40" table:formula="of:=[.D36]+[.E36]-[.F36]" table:style-name="ce27">
            <text:p>140</text:p>
          </table:table-cell>
          <table:table-cell office:value-type="string" table:style-name="ce28">
            <text:p>CAM013</text:p>
          </table:table-cell>
          <table:table-cell office:value-type="string" table:style-name="ce31">
            <text:p>Cámara de Comercio de Manta</text:p>
          </table:table-cell>
          <table:table-cell office:value-type="float" office:value="300" table:style-name="ce26">
            <text:p>300</text:p>
          </table:table-cell>
          <table:table-cell office:value-type="float" office:value="-160" table:formula="of:=+[.G36]-[.J36]" table:style-name="ce30">
            <text:p>-16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13</text:p>
          </table:table-cell>
          <table:table-cell office:value-type="string" table:style-name="ce31">
            <text:p>Manten. Y Reparación de Vehículos</text:p>
          </table:table-cell>
          <table:table-cell table:style-name="ce32"/>
          <table:table-cell office:value-type="float" office:value="1677.06" table:style-name="ce33">
            <text:p>1.677</text:p>
          </table:table-cell>
          <table:table-cell office:value-type="float" office:value="2385.0100000000002" table:style-name="ce25">
            <text:p>2.385</text:p>
          </table:table-cell>
          <table:table-cell office:value-type="float" office:value="0" table:style-name="ce26">
            <text:p>0</text:p>
          </table:table-cell>
          <table:table-cell office:value-type="float" office:value="4062.07" table:formula="of:=[.D37]+[.E37]-[.F37]" table:style-name="ce27">
            <text:p>4.062</text:p>
          </table:table-cell>
          <table:table-cell office:value-type="string" table:style-name="ce28">
            <text:p>GG0013</text:p>
          </table:table-cell>
          <table:table-cell office:value-type="string" table:style-name="ce31">
            <text:p>Manten. Y Reparación de Vehículos</text:p>
          </table:table-cell>
          <table:table-cell office:value-type="float" office:value="1109.3800000000001" table:style-name="ce26">
            <text:p>1.109</text:p>
          </table:table-cell>
          <table:table-cell office:value-type="float" office:value="2952.69" table:formula="of:=+[.G37]-[.J37]" table:style-name="ce30">
            <text:p>2.95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38</text:p>
          </table:table-cell>
          <table:table-cell office:value-type="string" table:style-name="ce31">
            <text:p>Manten. Y reparaciones</text:p>
          </table:table-cell>
          <table:table-cell table:style-name="ce32"/>
          <table:table-cell office:value-type="float" office:value="17.86" table:style-name="ce33">
            <text:p>1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7.86" table:formula="of:=[.D38]+[.E38]-[.F38]" table:style-name="ce27">
            <text:p>18</text:p>
          </table:table-cell>
          <table:table-cell office:value-type="string" table:style-name="ce28">
            <text:p>GG0038</text:p>
          </table:table-cell>
          <table:table-cell office:value-type="string" table:style-name="ce31">
            <text:p>Manten. Y reparaciones</text:p>
          </table:table-cell>
          <table:table-cell office:value-type="float" office:value="0" table:style-name="ce26">
            <text:p>0</text:p>
          </table:table-cell>
          <table:table-cell office:value-type="float" office:value="17.86" table:formula="of:=+[.G38]-[.J38]" table:style-name="ce30">
            <text:p>1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40</text:p>
          </table:table-cell>
          <table:table-cell office:value-type="string" table:style-name="ce31">
            <text:p>Superintendencia de Compañías</text:p>
          </table:table-cell>
          <table:table-cell table:style-name="ce32"/>
          <table:table-cell office:value-type="float" office:value="1102.33" table:style-name="ce33">
            <text:p>1.10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102.33" table:formula="of:=[.D39]+[.E39]-[.F39]" table:style-name="ce27">
            <text:p>1.102</text:p>
          </table:table-cell>
          <table:table-cell office:value-type="string" table:style-name="ce28">
            <text:p>GG0040</text:p>
          </table:table-cell>
          <table:table-cell office:value-type="string" table:style-name="ce31">
            <text:p>Superintendencia de Compañías</text:p>
          </table:table-cell>
          <table:table-cell office:value-type="float" office:value="1748.92" table:style-name="ce26">
            <text:p>1.749</text:p>
          </table:table-cell>
          <table:table-cell office:value-type="float" office:value="-646.59000000000015" table:formula="of:=+[.G39]-[.J39]" table:style-name="ce30">
            <text:p>-64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41</text:p>
          </table:table-cell>
          <table:table-cell office:value-type="string" table:style-name="ce31">
            <text:p>Gastos de IVA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office:value-type="float" office:value="0" table:formula="of:=[.D40]+[.E40]-[.F40]" table:style-name="ce27">
            <text:p>0</text:p>
          </table:table-cell>
          <table:table-cell office:value-type="string" table:style-name="ce28">
            <text:p>GG0041</text:p>
          </table:table-cell>
          <table:table-cell office:value-type="string" table:style-name="ce31">
            <text:p>Gastos de IVA</text:p>
          </table:table-cell>
          <table:table-cell office:value-type="float" office:value="32.229999999999997" table:style-name="ce26">
            <text:p>32</text:p>
          </table:table-cell>
          <table:table-cell office:value-type="float" office:value="-32.229999999999997" table:formula="of:=+[.G40]-[.J40]" table:style-name="ce30">
            <text:p>-3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45</text:p>
          </table:table-cell>
          <table:table-cell office:value-type="string" table:style-name="ce31">
            <text:p>Impuesto Retención en la Fuente/IVA</text:p>
          </table:table-cell>
          <table:table-cell table:style-name="ce32"/>
          <table:table-cell office:value-type="float" office:value="16.809999999999999" table:style-name="ce33">
            <text:p>17</text:p>
          </table:table-cell>
          <table:table-cell office:value-type="float" office:value="35.090000000000003" table:style-name="ce25">
            <text:p>35</text:p>
          </table:table-cell>
          <table:table-cell office:value-type="float" office:value="0" table:style-name="ce26">
            <text:p>0</text:p>
          </table:table-cell>
          <table:table-cell office:value-type="float" office:value="51.900000000000006" table:formula="of:=[.D41]+[.E41]-[.F41]" table:style-name="ce27">
            <text:p>52</text:p>
          </table:table-cell>
          <table:table-cell office:value-type="string" table:style-name="ce28">
            <text:p>GG0045</text:p>
          </table:table-cell>
          <table:table-cell office:value-type="string" table:style-name="ce31">
            <text:p>Impuesto Retención en la Fuente/IVA</text:p>
          </table:table-cell>
          <table:table-cell office:value-type="float" office:value="54.51" table:style-name="ce26">
            <text:p>55</text:p>
          </table:table-cell>
          <table:table-cell office:value-type="float" office:value="-2.6099999999999923" table:formula="of:=+[.G41]-[.J41]" table:style-name="ce30">
            <text:p>-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63</text:p>
          </table:table-cell>
          <table:table-cell office:value-type="string" table:style-name="ce31">
            <text:p>ICE</text:p>
          </table:table-cell>
          <table:table-cell table:style-name="ce32"/>
          <table:table-cell office:value-type="float" office:value="770.55" table:style-name="ce33">
            <text:p>771</text:p>
          </table:table-cell>
          <table:table-cell office:value-type="float" office:value="633.04999999999995" table:style-name="ce25">
            <text:p>633</text:p>
          </table:table-cell>
          <table:table-cell office:value-type="float" office:value="0" table:style-name="ce26">
            <text:p>0</text:p>
          </table:table-cell>
          <table:table-cell office:value-type="float" office:value="1403.6" table:formula="of:=[.D42]+[.E42]-[.F42]" table:style-name="ce27">
            <text:p>1.404</text:p>
          </table:table-cell>
          <table:table-cell office:value-type="string" table:style-name="ce28">
            <text:p>GG0063</text:p>
          </table:table-cell>
          <table:table-cell office:value-type="string" table:style-name="ce31">
            <text:p>ICE</text:p>
          </table:table-cell>
          <table:table-cell office:value-type="float" office:value="1283.4000000000001" table:style-name="ce26">
            <text:p>1.283</text:p>
          </table:table-cell>
          <table:table-cell office:value-type="float" office:value="120.19999999999982" table:formula="of:=+[.G42]-[.J42]" table:style-name="ce30">
            <text:p>12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GG0065</text:p>
          </table:table-cell>
          <table:table-cell office:value-type="string" table:style-name="ce31">
            <text:p>Comisión Wester Union</text:p>
          </table:table-cell>
          <table:table-cell table:style-name="ce32"/>
          <table:table-cell office:value-type="float" office:value="528.64" table:style-name="ce33">
            <text:p>529</text:p>
          </table:table-cell>
          <table:table-cell office:value-type="float" office:value="397.12" table:style-name="ce25">
            <text:p>397</text:p>
          </table:table-cell>
          <table:table-cell office:value-type="float" office:value="0" table:style-name="ce26">
            <text:p>0</text:p>
          </table:table-cell>
          <table:table-cell office:value-type="float" office:value="925.76" table:formula="of:=[.D43]+[.E43]-[.F43]" table:style-name="ce27">
            <text:p>926</text:p>
          </table:table-cell>
          <table:table-cell office:value-type="string" table:style-name="ce28">
            <text:p>GG0065</text:p>
          </table:table-cell>
          <table:table-cell office:value-type="string" table:style-name="ce31">
            <text:p>Comisión Wester Union</text:p>
          </table:table-cell>
          <table:table-cell office:value-type="float" office:value="827.04" table:style-name="ce26">
            <text:p>827</text:p>
          </table:table-cell>
          <table:table-cell office:value-type="float" office:value="98.720000000000027" table:formula="of:=+[.G43]-[.J43]" table:style-name="ce30">
            <text:p>9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ICV004</text:p>
          </table:table-cell>
          <table:table-cell office:value-type="string" table:style-name="ce31">
            <text:p>1.5 0/00 por Mil</text:p>
          </table:table-cell>
          <table:table-cell table:style-name="ce32"/>
          <table:table-cell office:value-type="float" office:value="3435.59" table:style-name="ce33">
            <text:p>3.43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435.59" table:formula="of:=[.D44]+[.E44]-[.F44]" table:style-name="ce27">
            <text:p>3.436</text:p>
          </table:table-cell>
          <table:table-cell office:value-type="string" table:style-name="ce28">
            <text:p>ICV004</text:p>
          </table:table-cell>
          <table:table-cell office:value-type="string" table:style-name="ce31">
            <text:p>1.5 0/00 por Mil</text:p>
          </table:table-cell>
          <table:table-cell office:value-type="float" office:value="0" table:style-name="ce26">
            <text:p>0</text:p>
          </table:table-cell>
          <table:table-cell office:value-type="float" office:value="3435.59" table:formula="of:=+[.G44]-[.J44]" table:style-name="ce30">
            <text:p>3.43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ICV006</text:p>
          </table:table-cell>
          <table:table-cell office:value-type="string" table:style-name="ce31">
            <text:p>Patente de comerciante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7325.99" table:style-name="ce25">
            <text:p>7.326</text:p>
          </table:table-cell>
          <table:table-cell office:value-type="float" office:value="0" table:style-name="ce26">
            <text:p>0</text:p>
          </table:table-cell>
          <table:table-cell office:value-type="float" office:value="7325.99" table:formula="of:=[.D45]+[.E45]-[.F45]" table:style-name="ce27">
            <text:p>7.326</text:p>
          </table:table-cell>
          <table:table-cell office:value-type="string" table:style-name="ce28">
            <text:p>ICV006</text:p>
          </table:table-cell>
          <table:table-cell office:value-type="string" table:style-name="ce31">
            <text:p>Patente de comerciantes</text:p>
          </table:table-cell>
          <table:table-cell office:value-type="float" office:value="0" table:style-name="ce26">
            <text:p>0</text:p>
          </table:table-cell>
          <table:table-cell office:value-type="float" office:value="7325.99" table:formula="of:=+[.G45]-[.J45]" table:style-name="ce30">
            <text:p>7.32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ICV009</text:p>
          </table:table-cell>
          <table:table-cell office:value-type="string" table:style-name="ce31">
            <text:p>SENATEL 1% FODETEL</text:p>
          </table:table-cell>
          <table:table-cell table:style-name="ce32"/>
          <table:table-cell office:value-type="float" office:value="6721.8" table:style-name="ce33">
            <text:p>6.722</text:p>
          </table:table-cell>
          <table:table-cell office:value-type="float" office:value="1949.11" table:style-name="ce25">
            <text:p>1.949</text:p>
          </table:table-cell>
          <table:table-cell office:value-type="float" office:value="0" table:style-name="ce26">
            <text:p>0</text:p>
          </table:table-cell>
          <table:table-cell office:value-type="float" office:value="8670.91" table:formula="of:=[.D46]+[.E46]-[.F46]" table:style-name="ce27">
            <text:p>8.671</text:p>
          </table:table-cell>
          <table:table-cell office:value-type="string" table:style-name="ce28">
            <text:p>ICV009</text:p>
          </table:table-cell>
          <table:table-cell office:value-type="string" table:style-name="ce31">
            <text:p>SENATEL 1% FODETEL</text:p>
          </table:table-cell>
          <table:table-cell office:value-type="float" office:value="6515.06" table:style-name="ce26">
            <text:p>6.515</text:p>
          </table:table-cell>
          <table:table-cell office:value-type="float" office:value="2155.8499999999995" table:formula="of:=+[.G46]-[.J46]" table:style-name="ce30">
            <text:p>2.15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REG003</text:p>
          </table:table-cell>
          <table:table-cell office:value-type="string" table:style-name="ce31">
            <text:p>Registro Mercantil de Guayaquil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formula="of:=[.D47]+[.E47]-[.F47]" table:style-name="ce27">
            <text:p>0</text:p>
          </table:table-cell>
          <table:table-cell office:value-type="string" table:style-name="ce28">
            <text:p>REG003</text:p>
          </table:table-cell>
          <table:table-cell office:value-type="string" table:style-name="ce31">
            <text:p>Registro Mercantil de Guayaquil</text:p>
          </table:table-cell>
          <table:table-cell office:value-type="float" office:value="3000" table:style-name="ce26">
            <text:p>3.000</text:p>
          </table:table-cell>
          <table:table-cell office:value-type="float" office:value="-3000" table:formula="of:=+[.G47]-[.J47]" table:style-name="ce30">
            <text:p>-3.00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ICV010</text:p>
          </table:table-cell>
          <table:table-cell office:value-type="string" table:style-name="ce31">
            <text:p>Benemerito Cuerpo de Bomberos</text:p>
          </table:table-cell>
          <table:table-cell table:style-name="ce32"/>
          <table:table-cell office:value-type="float" office:value="106" table:style-name="ce33">
            <text:p>10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06" table:formula="of:=[.D48]+[.E48]-[.F48]" table:style-name="ce27">
            <text:p>106</text:p>
          </table:table-cell>
          <table:table-cell office:value-type="string" table:style-name="ce28">
            <text:p>ICV010</text:p>
          </table:table-cell>
          <table:table-cell office:value-type="string" table:style-name="ce31">
            <text:p>Benemerito Cuerpo de Bomberos</text:p>
          </table:table-cell>
          <table:table-cell office:value-type="float" office:value="0" table:style-name="ce26">
            <text:p>0</text:p>
          </table:table-cell>
          <table:table-cell office:value-type="float" office:value="106" table:formula="of:=+[.G48]-[.J48]" table:style-name="ce30">
            <text:p>10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VAR001</text:p>
          </table:table-cell>
          <table:table-cell office:value-type="string" table:style-name="ce31">
            <text:p>Varios</text:p>
          </table:table-cell>
          <table:table-cell table:style-name="ce32"/>
          <table:table-cell office:value-type="float" office:value="76.45" table:style-name="ce33">
            <text:p>7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76.45" table:formula="of:=[.D49]+[.E49]-[.F49]" table:style-name="ce27">
            <text:p>76</text:p>
          </table:table-cell>
          <table:table-cell office:value-type="string" table:style-name="ce28">
            <text:p>VAR001</text:p>
          </table:table-cell>
          <table:table-cell office:value-type="string" table:style-name="ce31">
            <text:p>Varios</text:p>
          </table:table-cell>
          <table:table-cell office:value-type="float" office:value="4.95" table:style-name="ce26">
            <text:p>5</text:p>
          </table:table-cell>
          <table:table-cell office:value-type="float" office:value="71.5" table:formula="of:=+[.G49]-[.J49]" table:style-name="ce30">
            <text:p>7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table:style-name="ce32"/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35">
            <text:p>Gastos Operaciones Administrativa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35">
            <text:p>Gastos Operaciones Administrativas</text:p>
          </table:table-cell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01</text:p>
          </table:table-cell>
          <table:table-cell office:value-type="string" table:style-name="ce31">
            <text:p>Movilizaciones</text:p>
          </table:table-cell>
          <table:table-cell table:style-name="ce32"/>
          <table:table-cell office:value-type="float" office:value="1735" table:formula="of:=1717+18" table:style-name="ce33">
            <text:p>1.735</text:p>
          </table:table-cell>
          <table:table-cell office:value-type="float" office:value="2113.86" table:style-name="ce25">
            <text:p>2.114</text:p>
          </table:table-cell>
          <table:table-cell office:value-type="float" office:value="18" table:style-name="ce26">
            <text:p>18</text:p>
          </table:table-cell>
          <table:table-cell office:value-type="float" office:value="3830.86" table:formula="of:=[.D52]+[.E52]-[.F52]" table:style-name="ce27">
            <text:p>3.831</text:p>
          </table:table-cell>
          <table:table-cell office:value-type="string" table:style-name="ce28">
            <text:p>5.1.03.01.01</text:p>
          </table:table-cell>
          <table:table-cell office:value-type="string" table:style-name="ce31">
            <text:p>Movilizaciones</text:p>
          </table:table-cell>
          <table:table-cell office:value-type="float" office:value="1707.2" table:style-name="ce26">
            <text:p>1.707</text:p>
          </table:table-cell>
          <table:table-cell office:value-type="float" office:value="2123.66" table:formula="of:=+[.G52]-[.J52]" table:style-name="ce30">
            <text:p>2.12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04</text:p>
          </table:table-cell>
          <table:table-cell office:value-type="string" table:style-name="ce31">
            <text:p>Enlace de datos/servcio de internet</text:p>
          </table:table-cell>
          <table:table-cell table:style-name="ce32"/>
          <table:table-cell office:value-type="float" office:value="53129.31" table:style-name="ce33">
            <text:p>53.129</text:p>
          </table:table-cell>
          <table:table-cell office:value-type="float" office:value="27242.799999999999" table:style-name="ce25">
            <text:p>27.243</text:p>
          </table:table-cell>
          <table:table-cell office:value-type="float" office:value="0" table:style-name="ce26">
            <text:p>0</text:p>
          </table:table-cell>
          <table:table-cell office:value-type="float" office:value="80372.11" table:formula="of:=[.D53]+[.E53]-[.F53]" table:style-name="ce27">
            <text:p>80.372</text:p>
          </table:table-cell>
          <table:table-cell office:value-type="string" table:style-name="ce28">
            <text:p>5.1.03.01.04</text:p>
          </table:table-cell>
          <table:table-cell office:value-type="string" table:style-name="ce31">
            <text:p>Enlace de datos/servcio de internet</text:p>
          </table:table-cell>
          <table:table-cell office:value-type="float" office:value="0" table:style-name="ce26">
            <text:p>0</text:p>
          </table:table-cell>
          <table:table-cell office:value-type="float" office:value="80372.11" table:formula="of:=+[.G53]-[.J53]" table:style-name="ce30">
            <text:p>80.37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08</text:p>
          </table:table-cell>
          <table:table-cell office:value-type="string" table:style-name="ce31">
            <text:p>Luz</text:p>
          </table:table-cell>
          <table:table-cell table:style-name="ce32"/>
          <table:table-cell office:value-type="float" office:value="1550.69" table:formula="of:=1550.69" table:style-name="ce33">
            <text:p>1.551</text:p>
          </table:table-cell>
          <table:table-cell office:value-type="float" office:value="575.79" table:style-name="ce25">
            <text:p>576</text:p>
          </table:table-cell>
          <table:table-cell office:value-type="float" office:value="0" table:style-name="ce26">
            <text:p>0</text:p>
          </table:table-cell>
          <table:table-cell office:value-type="float" office:value="2126.48" table:formula="of:=[.D54]+[.E54]-[.F54]" table:style-name="ce27">
            <text:p>2.126</text:p>
          </table:table-cell>
          <table:table-cell office:value-type="string" table:style-name="ce28">
            <text:p>5.1.03.01.08</text:p>
          </table:table-cell>
          <table:table-cell office:value-type="string" table:style-name="ce31">
            <text:p>Luz</text:p>
          </table:table-cell>
          <table:table-cell office:value-type="float" office:value="3265.04" table:style-name="ce26">
            <text:p>3.265</text:p>
          </table:table-cell>
          <table:table-cell office:value-type="float" office:value="-1138.56" table:formula="of:=+[.G54]-[.J54]" table:style-name="ce30">
            <text:p>-1.13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09</text:p>
          </table:table-cell>
          <table:table-cell office:value-type="string" table:style-name="ce31">
            <text:p>Teléfono</text:p>
          </table:table-cell>
          <table:table-cell table:style-name="ce32"/>
          <table:table-cell office:value-type="float" office:value="99.72" table:style-name="ce33">
            <text:p>100</text:p>
          </table:table-cell>
          <table:table-cell office:value-type="float" office:value="48.06" table:style-name="ce25">
            <text:p>48</text:p>
          </table:table-cell>
          <table:table-cell office:value-type="float" office:value="0" table:style-name="ce26">
            <text:p>0</text:p>
          </table:table-cell>
          <table:table-cell office:value-type="float" office:value="147.78" table:formula="of:=[.D55]+[.E55]-[.F55]" table:style-name="ce27">
            <text:p>148</text:p>
          </table:table-cell>
          <table:table-cell office:value-type="string" table:style-name="ce28">
            <text:p>5.1.03.01.09</text:p>
          </table:table-cell>
          <table:table-cell office:value-type="string" table:style-name="ce31">
            <text:p>Teléfono</text:p>
          </table:table-cell>
          <table:table-cell office:value-type="float" office:value="148.63999999999999" table:style-name="ce26">
            <text:p>149</text:p>
          </table:table-cell>
          <table:table-cell office:value-type="float" office:value="-0.85999999999998522" table:formula="of:=+[.G55]-[.J55]" table:style-name="ce30">
            <text:p>-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10</text:p>
          </table:table-cell>
          <table:table-cell office:value-type="string" table:style-name="ce31">
            <text:p>Donaciones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float" office:value="200" table:style-name="ce25">
            <text:p>200</text:p>
          </table:table-cell>
          <table:table-cell office:value-type="float" office:value="0" table:style-name="ce26">
            <text:p>0</text:p>
          </table:table-cell>
          <table:table-cell office:value-type="float" office:value="200" table:formula="of:=[.D56]+[.E56]-[.F56]" table:style-name="ce27">
            <text:p>200</text:p>
          </table:table-cell>
          <table:table-cell office:value-type="string" table:style-name="ce28">
            <text:p>5.1.03.01.10</text:p>
          </table:table-cell>
          <table:table-cell office:value-type="string" table:style-name="ce31">
            <text:p>Donaciones</text:p>
          </table:table-cell>
          <table:table-cell office:value-type="float" office:value="0" table:style-name="ce26">
            <text:p>0</text:p>
          </table:table-cell>
          <table:table-cell office:value-type="float" office:value="200" table:formula="of:=+[.G56]-[.J56]" table:style-name="ce30">
            <text:p>20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11</text:p>
          </table:table-cell>
          <table:table-cell office:value-type="string" table:style-name="ce31">
            <text:p>Pagina WEB</text:p>
          </table:table-cell>
          <table:table-cell table:style-name="ce32"/>
          <table:table-cell office:value-type="float" office:value="4393" table:style-name="ce33">
            <text:p>4.393</text:p>
          </table:table-cell>
          <table:table-cell office:value-type="float" office:value="3258.55" table:style-name="ce25">
            <text:p>3.259</text:p>
          </table:table-cell>
          <table:table-cell office:value-type="float" office:value="64" table:style-name="ce26">
            <text:p>64</text:p>
          </table:table-cell>
          <table:table-cell office:value-type="float" office:value="7587.55" table:formula="of:=[.D57]+[.E57]-[.F57]" table:style-name="ce27">
            <text:p>7.588</text:p>
          </table:table-cell>
          <table:table-cell office:value-type="string" table:style-name="ce28">
            <text:p>5.1.03.01.11</text:p>
          </table:table-cell>
          <table:table-cell office:value-type="string" table:style-name="ce31">
            <text:p>Pagina WEB</text:p>
          </table:table-cell>
          <table:table-cell office:value-type="float" office:value="148.63999999999999" table:style-name="ce26">
            <text:p>149</text:p>
          </table:table-cell>
          <table:table-cell office:value-type="float" office:value="7438.91" table:formula="of:=+[.G57]-[.J57]" table:style-name="ce30">
            <text:p>7.43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12</text:p>
          </table:table-cell>
          <table:table-cell office:value-type="string" table:style-name="ce31">
            <text:p>Varios</text:p>
          </table:table-cell>
          <table:table-cell table:style-name="ce32"/>
          <table:table-cell office:value-type="float" office:value="6067.56" table:style-name="ce33">
            <text:p>6.068</text:p>
          </table:table-cell>
          <table:table-cell office:value-type="float" office:value="6450.51" table:style-name="ce25">
            <text:p>6.451</text:p>
          </table:table-cell>
          <table:table-cell office:value-type="float" office:value="0" table:style-name="ce26">
            <text:p>0</text:p>
          </table:table-cell>
          <table:table-cell office:value-type="float" office:value="12518.07" table:formula="of:=[.D58]+[.E58]-[.F58]" table:style-name="ce27">
            <text:p>12.518</text:p>
          </table:table-cell>
          <table:table-cell office:value-type="string" table:style-name="ce28">
            <text:p>5.1.03.01.20</text:p>
          </table:table-cell>
          <table:table-cell office:value-type="string" table:style-name="ce31">
            <text:p>Varios</text:p>
          </table:table-cell>
          <table:table-cell office:value-type="float" office:value="10883.96" table:style-name="ce26">
            <text:p>10.884</text:p>
          </table:table-cell>
          <table:table-cell office:value-type="float" office:value="1634.1100000000006" table:formula="of:=+[.G58]-[.J58]" table:style-name="ce30">
            <text:p>1.63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1.03.01.20</text:p>
          </table:table-cell>
          <table:table-cell office:value-type="string" table:style-name="ce31">
            <text:p>Comisiones</text:p>
          </table:table-cell>
          <table:table-cell table:style-name="ce32"/>
          <table:table-cell office:value-type="float" office:value="540.54999999999995" table:style-name="ce33">
            <text:p>541</text:p>
          </table:table-cell>
          <table:table-cell office:value-type="float" office:value="232.43" table:style-name="ce25">
            <text:p>232</text:p>
          </table:table-cell>
          <table:table-cell office:value-type="float" office:value="78.12" table:style-name="ce26">
            <text:p>78</text:p>
          </table:table-cell>
          <table:table-cell office:value-type="float" office:value="694.86" table:formula="of:=[.D59]+[.E59]-[.F59]" table:style-name="ce27">
            <text:p>695</text:p>
          </table:table-cell>
          <table:table-cell office:value-type="string" table:style-name="ce28">
            <text:p>5.1.03.01.12</text:p>
          </table:table-cell>
          <table:table-cell office:value-type="string" table:style-name="ce31">
            <text:p>Comisiones</text:p>
          </table:table-cell>
          <table:table-cell office:value-type="float" office:value="633.59" table:style-name="ce26">
            <text:p>634</text:p>
          </table:table-cell>
          <table:table-cell office:value-type="float" office:value="61.269999999999982" table:formula="of:=+[.G59]-[.J59]" table:style-name="ce30">
            <text:p>6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repeated="3" table:style-name="ce36"/>
          <table:table-cell table:style-name="ce37"/>
          <table:table-cell table:style-name="ce36"/>
          <table:table-cell table:style-name="ce1"/>
          <table:table-cell table:style-name="ce36"/>
          <table:table-cell table:style-name="ce1"/>
          <table:table-cell table:style-name="ce36"/>
          <table:table-cell table:style-name="ce1"/>
          <table:table-cell table:style-name="ce36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office:value-type="string" table:style-name="ce35">
            <text:p>Gastos Generales</text:p>
          </table:table-cell>
          <table:table-cell table:style-name="ce32"/>
          <table:table-cell table:style-name="ce33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35">
            <text:p>Gastos Generales</text:p>
          </table:table-cell>
          <table:table-cell table:style-name="ce26"/>
          <table:table-cell table:style-name="ce3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2.01.01</text:p>
          </table:table-cell>
          <table:table-cell office:value-type="string" table:style-name="ce31">
            <text:p>Gastos Bancarios</text:p>
          </table:table-cell>
          <table:table-cell table:style-name="ce32"/>
          <table:table-cell office:value-type="float" office:value="5711.01" table:style-name="ce33">
            <text:p>5.711</text:p>
          </table:table-cell>
          <table:table-cell office:value-type="float" office:value="2823" table:style-name="ce25">
            <text:p>2.823</text:p>
          </table:table-cell>
          <table:table-cell office:value-type="float" office:value="2.2000000000000002" table:style-name="ce26">
            <text:p>2</text:p>
          </table:table-cell>
          <table:table-cell office:value-type="float" office:value="8531.81" table:formula="of:=[.D62]+[.E62]-[.F62]" table:style-name="ce27">
            <text:p>8.532</text:p>
          </table:table-cell>
          <table:table-cell office:value-type="string" table:style-name="ce28">
            <text:p>5.2.01.01</text:p>
          </table:table-cell>
          <table:table-cell office:value-type="string" table:style-name="ce31">
            <text:p>Gastos Bancarios</text:p>
          </table:table-cell>
          <table:table-cell office:value-type="float" office:value="7838.15" table:style-name="ce26">
            <text:p>7.838</text:p>
          </table:table-cell>
          <table:table-cell office:value-type="float" office:value="693.65999999999985" table:formula="of:=+[.G62]-[.J62]" table:style-name="ce30">
            <text:p>69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4.01.01</text:p>
          </table:table-cell>
          <table:table-cell office:value-type="string" table:style-name="ce31">
            <text:p>Depreciación de activos Fijos</text:p>
          </table:table-cell>
          <table:table-cell table:style-name="ce32"/>
          <table:table-cell office:value-type="float" office:value="84.48" table:style-name="ce33">
            <text:p>84</text:p>
          </table:table-cell>
          <table:table-cell office:value-type="float" office:value="29093.96" table:style-name="ce25">
            <text:p>29.094</text:p>
          </table:table-cell>
          <table:table-cell office:value-type="float" office:value="0" table:style-name="ce26">
            <text:p>0</text:p>
          </table:table-cell>
          <table:table-cell office:value-type="float" office:value="29178.44" table:formula="of:=[.D63]+[.E63]-[.F63]" table:style-name="ce27">
            <text:p>29.178</text:p>
          </table:table-cell>
          <table:table-cell office:value-type="string" table:style-name="ce28">
            <text:p>5.4.01.01</text:p>
          </table:table-cell>
          <table:table-cell office:value-type="string" table:style-name="ce31">
            <text:p>Depreciación de activos Fijos</text:p>
          </table:table-cell>
          <table:table-cell office:value-type="float" office:value="22689.46" table:style-name="ce26">
            <text:p>22.689</text:p>
          </table:table-cell>
          <table:table-cell office:value-type="float" office:value="6488.98" table:formula="of:=+[.G63]-[.J63]" table:style-name="ce30">
            <text:p>6.48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3.01.01</text:p>
          </table:table-cell>
          <table:table-cell office:value-type="string" table:style-name="ce31">
            <text:p>Egresos Varios</text:p>
          </table:table-cell>
          <table:table-cell table:style-name="ce32"/>
          <table:table-cell office:value-type="float" office:value="191.51" table:style-name="ce33">
            <text:p>192</text:p>
          </table:table-cell>
          <table:table-cell office:value-type="float" office:value="41981.75" table:style-name="ce25">
            <text:p>41.982</text:p>
          </table:table-cell>
          <table:table-cell office:value-type="float" office:value="0" table:style-name="ce26">
            <text:p>0</text:p>
          </table:table-cell>
          <table:table-cell office:value-type="float" office:value="42173.26" table:formula="of:=[.D64]+[.E64]-[.F64]" table:style-name="ce27">
            <text:p>42.173</text:p>
          </table:table-cell>
          <table:table-cell office:value-type="string" table:style-name="ce21">
            <text:p>5.3.01.01</text:p>
          </table:table-cell>
          <table:table-cell office:value-type="string" table:style-name="ce31">
            <text:p>Egresos Varios</text:p>
          </table:table-cell>
          <table:table-cell office:value-type="float" office:value="0" table:style-name="ce26">
            <text:p>0</text:p>
          </table:table-cell>
          <table:table-cell office:value-type="float" office:value="42173.26" table:formula="of:=+[.G64]-[.J64]" table:style-name="ce30">
            <text:p>42.17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1">
            <text:p>5.3.01.02</text:p>
          </table:table-cell>
          <table:table-cell office:value-type="string" table:style-name="ce31">
            <text:p>Gastos varios</text:p>
          </table:table-cell>
          <table:table-cell table:style-name="ce32"/>
          <table:table-cell office:value-type="float" office:value="1478.66" table:style-name="ce33">
            <text:p>1.479</text:p>
          </table:table-cell>
          <table:table-cell office:value-type="float" office:value="1941.29" table:style-name="ce25">
            <text:p>1.941</text:p>
          </table:table-cell>
          <table:table-cell office:value-type="float" office:value="8.06" table:style-name="ce26">
            <text:p>8</text:p>
          </table:table-cell>
          <table:table-cell office:value-type="float" office:value="3411.89" table:formula="of:=[.D65]+[.E65]-[.F65]" table:style-name="ce27">
            <text:p>3.412</text:p>
          </table:table-cell>
          <table:table-cell office:value-type="string" table:style-name="ce28">
            <text:p>5.3.01.02</text:p>
          </table:table-cell>
          <table:table-cell office:value-type="string" table:style-name="ce31">
            <text:p>Gastos varios</text:p>
          </table:table-cell>
          <table:table-cell office:value-type="float" office:value="1576.85" table:style-name="ce26">
            <text:p>1.577</text:p>
          </table:table-cell>
          <table:table-cell office:value-type="float" office:value="1835.04" table:formula="of:=+[.G65]-[.J65]" table:style-name="ce30">
            <text:p>1.835</text:p>
          </table:table-cell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8"/>
          <table:table-cell office:value-type="string" table:style-name="ce39">
            <text:p>Total</text:p>
          </table:table-cell>
          <table:table-cell table:style-name="ce39"/>
          <table:table-cell office:value-type="float" office:value="251408.16999999998" table:formula="of:=SUM([.D9:.D65])" table:style-name="ce40">
            <text:p>251.408</text:p>
          </table:table-cell>
          <table:table-cell office:value-type="float" office:value="192267.63999999998" table:formula="of:=SUM([.E9:.E65])" table:style-name="ce40">
            <text:p>192.268</text:p>
          </table:table-cell>
          <table:table-cell office:value-type="float" office:value="299.81" table:formula="of:=SUM([.F9:.F65])" table:style-name="ce40">
            <text:p>300</text:p>
          </table:table-cell>
          <table:table-cell office:value-type="float" office:value="443376.00000000006" table:formula="of:=SUM([.G9:.G65])" table:style-name="ce40">
            <text:p>443.376</text:p>
          </table:table-cell>
          <table:table-cell table:number-columns-repeated="2" table:style-name="ce41"/>
          <table:table-cell office:value-type="float" office:value="281472.40000000008" table:formula="of:=SUM([.J9:.J65])" table:style-name="ce40">
            <text:p>281.472</text:p>
          </table:table-cell>
          <table:table-cell office:value-type="float" office:value="157903.60000000003" table:formula="of:=SUM([.K9:.K65])" table:style-name="ce42">
            <text:p>157.904</text:p>
          </table:table-cell>
          <table:table-cell table:style-name="ce43"/>
          <table:table-cell table:number-columns-repeated="16372" table:style-name="ce44"/>
        </table:table-row>
        <table:table-row table:style-name="ro1">
          <table:table-cell table:number-columns-repeated="3" table:style-name="ce45"/>
          <table:table-cell table:number-columns-repeated="9" table:style-name="ce5"/>
          <table:table-cell table:number-columns-repeated="16372" table:style-name="ce1"/>
        </table:table-row>
        <table:table-row table:style-name="ro1">
          <table:table-cell table:style-name="ce45"/>
          <table:table-cell table:number-columns-repeated="2"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49">
            <text:p>Nota a los estados financieros:</text:p>
          </table:table-cell>
          <table:table-cell table:style-name="ce49"/>
          <table:table-cell office:value-type="date" office:date-value="2021-12-31T00:00:00" table:style-name="ce50">
            <text:p>31/12/2021</text:p>
          </table:table-cell>
          <table:table-cell office:value-type="date" office:date-value="2020-12-31T00:00:00" table:style-name="ce51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table:number-columns-repeated="2" table:style-name="ce22"/>
          <table:table-cell table:style-name="ce52"/>
          <table:table-cell table:style-name="ce53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Honorarios profesionales</text:p>
          </table:table-cell>
          <table:table-cell table:style-name="ce54"/>
          <table:table-cell office:value-type="float" office:value="108382.91" table:formula="of:=[.G20]" table:style-name="ce55">
            <text:p>108.383</text:p>
          </table:table-cell>
          <table:table-cell office:value-type="float" office:value="77946.78" table:formula="of:=[.J20]" table:style-name="ce56">
            <text:p>77.94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Sueldo y Beneficios Sociales</text:p>
          </table:table-cell>
          <table:table-cell table:style-name="ce54"/>
          <table:table-cell office:value-type="float" office:value="106225.57000000002" table:formula="of:=SUM([.G24:.G34])" table:style-name="ce55">
            <text:p>106.226</text:p>
          </table:table-cell>
          <table:table-cell office:value-type="float" office:value="132008.90000000002" table:formula="of:=SUM([.J24:.J34])" table:style-name="ce56">
            <text:p>132.009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Impuestos y Contribuciones</text:p>
          </table:table-cell>
          <table:table-cell table:style-name="ce54"/>
          <table:table-cell office:value-type="float" office:value="27318.46" table:formula="of:=SUM([.G35:.G50])" table:style-name="ce55">
            <text:p>27.318</text:p>
          </table:table-cell>
          <table:table-cell office:value-type="float" office:value="14875.490000000002" table:formula="of:=SUM([.J35:.J50])" table:style-name="ce56">
            <text:p>14.875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Gastos Operacionales</text:p>
          </table:table-cell>
          <table:table-cell table:style-name="ce54"/>
          <table:table-cell office:value-type="float" office:value="107477.71" table:formula="of:=SUM([.G51:.G59])" table:style-name="ce57">
            <text:p>107.478</text:p>
          </table:table-cell>
          <table:table-cell office:value-type="float" office:value="16787.07" table:formula="of:=SUM([.J51:.J59])" table:style-name="ce56">
            <text:p>16.78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Gastos por depreciación</text:p>
          </table:table-cell>
          <table:table-cell table:style-name="ce54"/>
          <table:table-cell office:value-type="float" office:value="29178.44" table:formula="of:=[.G63]" table:style-name="ce55">
            <text:p>29.178</text:p>
          </table:table-cell>
          <table:table-cell office:value-type="float" office:value="22689.46" table:formula="of:=[.J63]" table:style-name="ce56">
            <text:p>22.689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Gastos de Administracion</text:p>
          </table:table-cell>
          <table:table-cell table:style-name="ce58"/>
          <table:table-cell office:value-type="float" office:value="10675.95" table:formula="of:=SUM([.G10:.G19])+SUM([.G21:.G23])" table:style-name="ce55">
            <text:p>10.676</text:p>
          </table:table-cell>
          <table:table-cell office:value-type="float" office:value="7749.7" table:formula="of:=SUM([.J10:.J19])+SUM([.J21:.J23])" table:style-name="ce56">
            <text:p>7.75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54">
            <text:p>Gastos Generales</text:p>
          </table:table-cell>
          <table:table-cell table:style-name="ce59"/>
          <table:table-cell office:value-type="float" office:value="11943.699999999999" table:formula="of:=[.G62]+[.G65]" table:style-name="ce56">
            <text:p>11.944</text:p>
          </table:table-cell>
          <table:table-cell office:value-type="float" office:value="9415" table:formula="of:=[.J62]+[.J65]" table:style-name="ce56">
            <text:p>9.415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table:style-name="ce54"/>
          <table:table-cell table:style-name="ce59"/>
          <table:table-cell table:number-columns-repeated="2" table:style-name="ce60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45"/>
          <table:table-cell office:value-type="string" table:style-name="ce49">
            <text:p>Total</text:p>
          </table:table-cell>
          <table:table-cell table:style-name="ce61"/>
          <table:table-cell office:value-type="float" office:value="401202.74000000005" table:formula="of:=+SUM([.D71:.D78])" table:style-name="ce62">
            <text:p>401.203</text:p>
          </table:table-cell>
          <table:table-cell office:value-type="float" office:value="281472.40000000002" table:formula="of:=+SUM([.E71:.E78])" table:style-name="ce62">
            <text:p>281.47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number-columns-repeated="2" table:style-name="ce63"/>
          <table:table-cell table:number-columns-repeated="10" table:style-name="ce5"/>
          <table:table-cell table:number-columns-repeated="16372" table:style-name="ce1"/>
        </table:table-row>
        <table:table-row table:style-name="ro1">
          <table:table-cell office:value-type="string" table:style-name="ce64">
            <text:p>Fuente:</text:p>
          </table:table-cell>
          <table:table-cell table:style-name="ce5"/>
          <table:table-cell table:number-columns-repeated="8" table:style-name="ce6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table:style-name="ce67"/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office:value-type="string" table:style-name="ce64">
            <text:p>Trabajo realizado: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7"/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style-name="ro1">
          <table:table-cell office:value-type="string" table:style-name="ce64">
            <text:p>Conclusiones:</text:p>
          </table:table-cell>
          <table:table-cell table:number-columns-repeated="9" table:style-name="ce5"/>
          <table:table-cell table:style-name="ce68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8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480" table:style-name="ro4">
          <table:table-cell table:number-columns-repeated="16384"/>
        </table:table-row>
      </table:table>
      <table:table table:name="Honorarios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6" table:number-columns-repeated="1013" table:default-cell-style-name="ce1"/>
        <table:table-column table:style-name="co7" table:number-columns-repeated="15360" table:default-cell-style-name="ce1"/>
        <table:table-row table:style-name="ro5">
          <table:table-cell office:value-type="string" table:style-name="ce77">
            <text:p>LINKOTEL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8">
            <text:p>PRUEBA DE HONORARIO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8">
            <text:p>Al 31 de diciembre del 2021 (Importes en US dolares)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style-name="ce1"/>
          <table:table-cell office:value-type="string" table:number-columns-spanned="3" table:number-rows-spanned="1" table:style-name="ce113">
            <text:p>Según Contabilidad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114">
            <text:p>Revisión Física</text:p>
          </table:table-cell>
          <table:covered-table-cell/>
          <table:table-cell office:value-type="string" table:number-columns-spanned="3" table:number-rows-spanned="1" table:style-name="ce114">
            <text:p>Observaciones</text:p>
          </table:table-cell>
          <table:covered-table-cell table:number-columns-repeated="2"/>
          <table:table-cell table:number-columns-repeated="16374" table:style-name="ce1"/>
        </table:table-row>
        <table:table-row table:style-name="ro6">
          <table:table-cell table:style-name="ce79"/>
          <table:table-cell office:value-type="string" table:style-name="ce80">
            <text:p>Beneficiario</text:p>
          </table:table-cell>
          <table:table-cell office:value-type="string" table:style-name="ce81">
            <text:p>Cant. Facturas</text:p>
          </table:table-cell>
          <table:table-cell office:value-type="string" table:style-name="ce81">
            <text:p>Valor</text:p>
          </table:table-cell>
          <table:table-cell table:style-name="ce79"/>
          <table:table-cell office:value-type="string" table:style-name="ce81">
            <text:p>Cant. Facturas</text:p>
          </table:table-cell>
          <table:table-cell office:value-type="string" table:style-name="ce82">
            <text:p>Valor</text:p>
          </table:table-cell>
          <table:table-cell office:value-type="string" table:style-name="ce83">
            <text:p>Contabilizadas</text:p>
          </table:table-cell>
          <table:table-cell office:value-type="string" table:style-name="ce83">
            <text:p>Retenciones</text:p>
          </table:table-cell>
          <table:table-cell office:value-type="string" table:style-name="ce82">
            <text:p>Bancos</text:p>
          </table:table-cell>
          <table:table-cell office:value-type="string" table:style-name="ce84">
            <text:p>Comentarios</text:p>
          </table:table-cell>
          <table:table-cell table:number-columns-repeated="16373" table:style-name="ce79"/>
        </table:table-row>
        <table:table-row table:style-name="ro7">
          <table:table-cell table:style-name="ce1"/>
          <table:table-cell office:value-type="string" table:style-name="ce85">
            <text:p>Arroba Piedra Rodrigo</text:p>
          </table:table-cell>
          <table:table-cell office:value-type="float" office:value="1" table:style-name="ce86">
            <text:p>1</text:p>
          </table:table-cell>
          <table:table-cell office:value-type="float" office:value="300" table:style-name="ce87">
            <text:p>300,00<text:s/></text:p>
          </table:table-cell>
          <table:table-cell table:style-name="ce1"/>
          <table:table-cell table:style-name="ce88"/>
          <table:table-cell table:style-name="ce89"/>
          <table:table-cell table:number-columns-repeated="3" table:style-name="ce88"/>
          <table:table-cell office:value-type="string" table:style-name="ce90">
            <text:p>Factura no Encontrada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Baque Baque Byron</text:p>
          </table:table-cell>
          <table:table-cell office:value-type="float" office:value="8" table:style-name="ce92">
            <text:p>8</text:p>
          </table:table-cell>
          <table:table-cell office:value-type="float" office:value="1777.76" table:style-name="ce93">
            <text:p>1.777,76<text:s/></text:p>
          </table:table-cell>
          <table:table-cell table:style-name="ce1"/>
          <table:table-cell office:value-type="float" office:value="8" table:style-name="ce94">
            <text:p>8</text:p>
          </table:table-cell>
          <table:table-cell office:value-type="float" office:value="1777.76" table:style-name="ce95">
            <text:p>1.778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222.22, se paga $200, despues de retencion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Baquerizo Davila Pablo</text:p>
          </table:table-cell>
          <table:table-cell office:value-type="float" office:value="8" table:style-name="ce92">
            <text:p>8</text:p>
          </table:table-cell>
          <table:table-cell office:value-type="float" office:value="32000" table:style-name="ce93">
            <text:p>32.000,00<text:s/></text:p>
          </table:table-cell>
          <table:table-cell table:style-name="ce1"/>
          <table:table-cell office:value-type="float" office:value="8" table:style-name="ce94">
            <text:p>8</text:p>
          </table:table-cell>
          <table:table-cell office:value-type="float" office:value="32000" table:style-name="ce95">
            <text:p>32.000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4000, luego de las retenciones, $ 1800, quincenal y $ 1600 a fin de m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Espinoza Toro Alex</text:p>
          </table:table-cell>
          <table:table-cell office:value-type="float" office:value="1" table:style-name="ce92">
            <text:p>1</text:p>
          </table:table-cell>
          <table:table-cell office:value-type="float" office:value="222.2" table:style-name="ce93">
            <text:p>222,20<text:s/></text:p>
          </table:table-cell>
          <table:table-cell table:style-name="ce1"/>
          <table:table-cell table:style-name="ce94"/>
          <table:table-cell table:style-name="ce95"/>
          <table:table-cell table:number-columns-repeated="3" table:style-name="ce94"/>
          <table:table-cell office:value-type="string" table:style-name="ce96">
            <text:p>Factura no encontrada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Felmon S.A.</text:p>
          </table:table-cell>
          <table:table-cell office:value-type="float" office:value="1" table:style-name="ce92">
            <text:p>1</text:p>
          </table:table-cell>
          <table:table-cell office:value-type="float" office:value="2250" table:style-name="ce93">
            <text:p>2.250,00<text:s/></text:p>
          </table:table-cell>
          <table:table-cell table:style-name="ce1"/>
          <table:table-cell office:value-type="float" office:value="1" table:style-name="ce94">
            <text:p>1</text:p>
          </table:table-cell>
          <table:table-cell office:value-type="float" office:value="2250" table:style-name="ce95">
            <text:p>2.250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 pagada por un monto de $ 2291.63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Francisco Estupiñan Andrade</text:p>
          </table:table-cell>
          <table:table-cell office:value-type="float" office:value="8" table:style-name="ce92">
            <text:p>8</text:p>
          </table:table-cell>
          <table:table-cell office:value-type="float" office:value="3555.52" table:style-name="ce93">
            <text:p>3.555,52<text:s/></text:p>
          </table:table-cell>
          <table:table-cell table:style-name="ce1"/>
          <table:table-cell office:value-type="float" office:value="8" table:style-name="ce94">
            <text:p>8</text:p>
          </table:table-cell>
          <table:table-cell office:value-type="float" office:value="3555.52" table:style-name="ce95">
            <text:p>3.556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444.44, se paga $400, despues de retencion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Llerena Miño Norman</text:p>
          </table:table-cell>
          <table:table-cell office:value-type="float" office:value="1" table:style-name="ce92">
            <text:p>1</text:p>
          </table:table-cell>
          <table:table-cell office:value-type="float" office:value="3500" table:style-name="ce93">
            <text:p>3.500,00<text:s/></text:p>
          </table:table-cell>
          <table:table-cell table:style-name="ce1"/>
          <table:table-cell table:style-name="ce94"/>
          <table:table-cell table:style-name="ce95"/>
          <table:table-cell table:number-columns-repeated="3" table:style-name="ce94"/>
          <table:table-cell office:value-type="string" table:style-name="ce96">
            <text:p>Factura no encontrada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Mario Almeida Redrovan</text:p>
          </table:table-cell>
          <table:table-cell office:value-type="float" office:value="1" table:style-name="ce92">
            <text:p>1</text:p>
          </table:table-cell>
          <table:table-cell office:value-type="float" office:value="333.33" table:style-name="ce93">
            <text:p>333,33<text:s/></text:p>
          </table:table-cell>
          <table:table-cell table:style-name="ce1"/>
          <table:table-cell office:value-type="float" office:value="1" table:style-name="ce94">
            <text:p>1</text:p>
          </table:table-cell>
          <table:table-cell office:value-type="float" office:value="333.33" table:style-name="ce95">
            <text:p>333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Pago de $ 300 luego de retencion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Nazareno Angulo Erika</text:p>
          </table:table-cell>
          <table:table-cell office:value-type="float" office:value="6" table:style-name="ce92">
            <text:p>6</text:p>
          </table:table-cell>
          <table:table-cell office:value-type="float" office:value="12000" table:style-name="ce93">
            <text:p>12.000,00<text:s/></text:p>
          </table:table-cell>
          <table:table-cell table:style-name="ce1"/>
          <table:table-cell office:value-type="float" office:value="6" table:style-name="ce94">
            <text:p>6</text:p>
          </table:table-cell>
          <table:table-cell office:value-type="float" office:value="12000" table:style-name="ce95">
            <text:p>12.000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2000, por concepto de trabajos de Telecomunicaciones, Pagos de $ 1800, luego de retenciones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1">
            <text:p>Nogales y Platon Manuel Alejandro</text:p>
          </table:table-cell>
          <table:table-cell office:value-type="float" office:value="8" table:style-name="ce92">
            <text:p>8</text:p>
          </table:table-cell>
          <table:table-cell office:value-type="float" office:value="10000" table:style-name="ce93">
            <text:p>10.000,00<text:s/></text:p>
          </table:table-cell>
          <table:table-cell table:style-name="ce1"/>
          <table:table-cell office:value-type="float" office:value="8" table:style-name="ce94">
            <text:p>8</text:p>
          </table:table-cell>
          <table:table-cell office:value-type="float" office:value="10000" table:style-name="ce95">
            <text:p>10.000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94">
            <text:p>si</text:p>
          </table:table-cell>
          <table:table-cell office:value-type="string" table:style-name="ce36">
            <text:p>Facturas de $ 1250 c/u, por concepto de interventor</text:p>
          </table:table-cell>
          <table:table-cell table:number-columns-repeated="16373"/>
        </table:table-row>
        <table:table-row table:style-name="ro7">
          <table:table-cell table:style-name="ce1"/>
          <table:table-cell office:value-type="string" table:style-name="ce97">
            <text:p>Wens Consulting</text:p>
          </table:table-cell>
          <table:table-cell office:value-type="float" office:value="1" table:style-name="ce98">
            <text:p>1</text:p>
          </table:table-cell>
          <table:table-cell office:value-type="float" office:value="2250" table:style-name="ce99">
            <text:p>2.250,00<text:s/></text:p>
          </table:table-cell>
          <table:table-cell table:style-name="ce1"/>
          <table:table-cell office:value-type="float" office:value="1" table:style-name="ce100">
            <text:p>1</text:p>
          </table:table-cell>
          <table:table-cell office:value-type="float" office:value="2250" table:style-name="ce101">
            <text:p>2.250</text:p>
          </table:table-cell>
          <table:table-cell office:value-type="string" table:style-name="ce100">
            <text:p>si</text:p>
          </table:table-cell>
          <table:table-cell office:value-type="string" table:style-name="ce100">
            <text:p>si</text:p>
          </table:table-cell>
          <table:table-cell office:value-type="string" table:style-name="ce100">
            <text:p>si</text:p>
          </table:table-cell>
          <table:table-cell office:value-type="string" table:style-name="ce36">
            <text:p>Factura pagada por un monto de $ 2291.63</text:p>
          </table:table-cell>
          <table:table-cell table:number-columns-repeated="16373"/>
        </table:table-row>
        <table:table-row table:style-name="ro5">
          <table:table-cell table:style-name="ce1"/>
          <table:table-cell office:value-type="string" table:style-name="ce102">
            <text:p>Total</text:p>
          </table:table-cell>
          <table:table-cell office:value-type="float" office:value="44" table:style-name="ce103">
            <text:p>44</text:p>
          </table:table-cell>
          <table:table-cell office:value-type="float" office:value="68188.81" table:style-name="ce104">
            <text:p>68.188,81<text:s/></text:p>
          </table:table-cell>
          <table:table-cell table:number-columns-repeated="2" table:style-name="ce1"/>
          <table:table-cell table:style-name="ce105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106"/>
          <table:table-cell table:style-name="ce107"/>
          <table:table-cell table:number-columns-repeated="16375" table:style-name="ce1"/>
        </table:table-row>
        <table:table-row table:style-name="ro1">
          <table:table-cell office:value-type="string" table:style-name="ce1">
            <text:p>Codigo</text:p>
          </table:table-cell>
          <table:table-cell office:value-type="string" table:style-name="ce1">
            <text:p>Cuenta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Beneficiario</text:p>
          </table:table-cell>
          <table:table-cell office:value-type="string" table:style-name="ce1">
            <text:p>Valor</text:p>
          </table:table-cell>
          <table:table-cell table:number-columns-repeated="16377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27</text:p>
          </table:table-cell>
          <table:table-cell office:value-type="date" office:date-value="2021-01-22T00:00:00" table:style-name="ce109">
            <text:p>22-ene-21</text:p>
          </table:table-cell>
          <table:table-cell office:value-type="string" table:style-name="ce110">
            <text:p>Fact # 134 BAQ024-BAQUE BAQUE BYRON PAUL SERVICIOS PROFESIONALES DE TELECOMUNICACIONES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5</text:p>
          </table:table-cell>
          <table:table-cell office:value-type="date" office:date-value="2021-01-25T00:00:00" table:style-name="ce109">
            <text:p>25-ene-21</text:p>
          </table:table-cell>
          <table:table-cell office:value-type="string" table:style-name="ce110">
            <text:p>Fact # 1055 NOG003-NOGALES Y PLATON MANUEL ALEJANDRO HONORARIOS COMO INTERVENTOR MES DE ENER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7</text:p>
          </table:table-cell>
          <table:table-cell office:value-type="date" office:date-value="2021-01-25T00:00:00" table:style-name="ce109">
            <text:p>25-ene-21</text:p>
          </table:table-cell>
          <table:table-cell office:value-type="string" table:style-name="ce110">
            <text:p>Fact # 109 EST018-ESTUPIÑAN ANDRADE FRANCISCO JAVIER SERVICIOS PRESTADOS DE TELECOMUNICACIONES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9</text:p>
          </table:table-cell>
          <table:table-cell office:value-type="date" office:date-value="2021-01-27T00:00:00" table:style-name="ce109">
            <text:p>27-ene-21</text:p>
          </table:table-cell>
          <table:table-cell office:value-type="string" table:style-name="ce110">
            <text:p>Fact # 433 UCF073-BAQUERIZO DAVILA PABLO JONATHAN HONORARIOS PROFESIONALES MES DE ENER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6</text:p>
          </table:table-cell>
          <table:table-cell office:value-type="date" office:date-value="2021-02-10T00:00:00" table:style-name="ce109">
            <text:p>10-feb-21</text:p>
          </table:table-cell>
          <table:table-cell office:value-type="string" table:style-name="ce110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office:value-type="string" table:style-name="ce110">
            <text:p>Arroba Piedra Rodrigo</text:p>
          </table:table-cell>
          <table:table-cell office:value-type="float" office:value="300" table:style-name="ce111">
            <text:p>300,00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28</text:p>
          </table:table-cell>
          <table:table-cell office:value-type="date" office:date-value="2021-02-24T00:00:00" table:style-name="ce109">
            <text:p>24-feb-21</text:p>
          </table:table-cell>
          <table:table-cell office:value-type="string" table:style-name="ce110">
            <text:p>Fact # 135 BAQ024-BAQUE BAQUE BYRON PAUL SERVICIOS PROFESIONALES DE TELECOMUNICACIÓN MES DE FEB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9</text:p>
          </table:table-cell>
          <table:table-cell office:value-type="date" office:date-value="2021-02-24T00:00:00" table:style-name="ce109">
            <text:p>24-feb-21</text:p>
          </table:table-cell>
          <table:table-cell office:value-type="string" table:style-name="ce110">
            <text:p>Fact # 110 EST018-ESTUPIÑAN ANDRADE FRANCISCO JAVIER SERVICIOS PRESTADOS DE TELECOMUNICACIONES MES DE FEB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1</text:p>
          </table:table-cell>
          <table:table-cell office:value-type="date" office:date-value="2021-02-25T00:00:00" table:style-name="ce109">
            <text:p>25-feb-21</text:p>
          </table:table-cell>
          <table:table-cell office:value-type="string" table:style-name="ce110">
            <text:p>Fact # 435 UCF073-BAQUERIZO DAVILA PABLO JONATHAN HONORARIOS PROFESIONALES MES DE FEB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60</text:p>
          </table:table-cell>
          <table:table-cell office:value-type="date" office:date-value="2021-02-25T00:00:00" table:style-name="ce109">
            <text:p>25-feb-21</text:p>
          </table:table-cell>
          <table:table-cell office:value-type="string" table:style-name="ce110">
            <text:p>Fact # 1068 NOG003-NOGALES Y PLATON MANUEL ALEJANDRO HONORARIOS COMO INTERVENTOR MES DE FEBRER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7</text:p>
          </table:table-cell>
          <table:table-cell office:value-type="date" office:date-value="2021-03-16T00:00:00" table:style-name="ce109">
            <text:p>16-mar-21</text:p>
          </table:table-cell>
          <table:table-cell office:value-type="string" table:style-name="ce110">
            <text:p>Fact # 205 ESP025-ESPINOSA TORO ALEX JAVIER FICHAS MEDICAS Y CERTIFICADOS</text:p>
          </table:table-cell>
          <table:table-cell office:value-type="string" table:style-name="ce110">
            <text:p>Espinoza Toro Alex</text:p>
          </table:table-cell>
          <table:table-cell office:value-type="float" office:value="222.2" table:style-name="ce111">
            <text:p>222,20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5</text:p>
          </table:table-cell>
          <table:table-cell office:value-type="date" office:date-value="2021-03-23T00:00:00" table:style-name="ce109">
            <text:p>23-mar-21</text:p>
          </table:table-cell>
          <table:table-cell office:value-type="string" table:style-name="ce110">
            <text:p>Fact # 1076 NOG003-NOGALES Y PLATON MANUEL ALEJANDRO HONORARIOS COMO INTERVENTOR POR ELMES DE MARZ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7"/>
          <table:table-cell table:number-columns-repeated="16375" table:style-name="ce1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5</text:p>
          </table:table-cell>
          <table:table-cell office:value-type="date" office:date-value="2021-03-24T00:00:00" table:style-name="ce109">
            <text:p>24-mar-21</text:p>
          </table:table-cell>
          <table:table-cell office:value-type="string" table:style-name="ce110">
            <text:p>Fact # 137 BAQ024-BAQUE BAQUE BYRON PAUL SERVICIOS PROFESIONALES DE TELECOMUNICACIONES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6</text:p>
          </table:table-cell>
          <table:table-cell office:value-type="date" office:date-value="2021-03-25T00:00:00" table:style-name="ce109">
            <text:p>25-mar-21</text:p>
          </table:table-cell>
          <table:table-cell office:value-type="string" table:style-name="ce110">
            <text:p>Fact # 111 EST018-ESTUPIÑAN ANDRADE FRANCISCO JAVIER SERVICIOS PRESTADOS DE TELECOMUNICACIONES MES DE MARZ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7</text:p>
          </table:table-cell>
          <table:table-cell office:value-type="date" office:date-value="2021-03-29T00:00:00" table:style-name="ce109">
            <text:p>29-mar-21</text:p>
          </table:table-cell>
          <table:table-cell office:value-type="string" table:style-name="ce110">
            <text:p>Fact # 438 UCF073-BAQUERIZO DAVILA PABLO JONATHAN HONORARIOS PROFESIONALES MES DE MARZ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5</text:p>
          </table:table-cell>
          <table:table-cell office:value-type="date" office:date-value="2021-03-31T00:00:00" table:style-name="ce109">
            <text:p>31-mar-21</text:p>
          </table:table-cell>
          <table:table-cell office:value-type="string" table:style-name="ce110">
            <text:p>Fact # 1 NAZ003-NAZARENO ANGULO ERIKA JENNIFFER SERVICIOS PROFESIONALES DE TELECOMUNICACIONES MES DE MARZO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0</text:p>
          </table:table-cell>
          <table:table-cell office:value-type="date" office:date-value="2021-04-15T00:00:00" table:style-name="ce109">
            <text:p>15-abr-21</text:p>
          </table:table-cell>
          <table:table-cell office:value-type="string" table:style-name="ce110">
            <text:p>Fact # 2775 FEL003-FELIX MONTALVO &amp; ASOCIADOS FELMON CIA. LTDA SERVICIO DE AUDITORIA EXTERNA A LOS ESTADOS FINANCIEROS POR EL AÑO 2020, CANCELACIÓN 50%</text:p>
          </table:table-cell>
          <table:table-cell office:value-type="string" table:style-name="ce110">
            <text:p>Felmon S.A.</text:p>
          </table:table-cell>
          <table:table-cell office:value-type="float" office:value="2250" table:style-name="ce111">
            <text:p>2.25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3</text:p>
          </table:table-cell>
          <table:table-cell office:value-type="date" office:date-value="2021-04-26T00:00:00" table:style-name="ce109">
            <text:p>26-abr-21</text:p>
          </table:table-cell>
          <table:table-cell office:value-type="string" table:style-name="ce110">
            <text:p>Fact # 139 BAQ024-BAQUE BAQUE BYRON PAUL SERVICIOS PROFESIONALES DE TELECOMUNICACIONES MES DE ABRIL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4</text:p>
          </table:table-cell>
          <table:table-cell office:value-type="date" office:date-value="2021-04-26T00:00:00" table:style-name="ce109">
            <text:p>26-abr-21</text:p>
          </table:table-cell>
          <table:table-cell office:value-type="string" table:style-name="ce110">
            <text:p>Fact # 112 EST018-ESTUPIÑAN ANDRADE FRANCISCO JAVIER SERVICIOS PRESTADOS DE TELECOMUNICACIONES MES DE ABRIL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5</text:p>
          </table:table-cell>
          <table:table-cell office:value-type="date" office:date-value="2021-04-26T00:00:00" table:style-name="ce109">
            <text:p>26-abr-21</text:p>
          </table:table-cell>
          <table:table-cell office:value-type="string" table:style-name="ce110">
            <text:p>Fact # 439 UCF073-BAQUERIZO DAVILA PABLO JONATHAN HONORARIOS PROFESIONALES MES DE ABRIL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7</text:p>
          </table:table-cell>
          <table:table-cell office:value-type="date" office:date-value="2021-04-26T00:00:00" table:style-name="ce109">
            <text:p>26-abr-21</text:p>
          </table:table-cell>
          <table:table-cell office:value-type="string" table:style-name="ce110">
            <text:p>Fact # 1087 NOG003-NOGALES Y PLATON MANUEL ALEJANDRO HONORARIOS COMO INTERVENTOR MES DE ABRIL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8</text:p>
          </table:table-cell>
          <table:table-cell office:value-type="date" office:date-value="2021-04-27T00:00:00" table:style-name="ce109">
            <text:p>27-abr-21</text:p>
          </table:table-cell>
          <table:table-cell office:value-type="string" table:style-name="ce110">
            <text:p>Fact # 2 NAZ003-NAZARENO ANGULO ERIKA JENNIFFER SERVICIOS PROFESIONALES DE TELECOMUNICACIONES MES DE ABRIL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0</text:p>
          </table:table-cell>
          <table:table-cell office:value-type="date" office:date-value="2021-05-25T00:00:00" table:style-name="ce109">
            <text:p>25-may-21</text:p>
          </table:table-cell>
          <table:table-cell office:value-type="string" table:style-name="ce110">
            <text:p>Fact # 113 EST018-ESTUPIÑAN ANDRADE FRANCISCO JAVIER SERVICIOS PRESTADOS DE TELECOMUNICACIONES MES DE MAY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1</text:p>
          </table:table-cell>
          <table:table-cell office:value-type="date" office:date-value="2021-05-25T00:00:00" table:style-name="ce109">
            <text:p>25-may-21</text:p>
          </table:table-cell>
          <table:table-cell office:value-type="string" table:style-name="ce110">
            <text:p>Fact # 140 BAQ024-BAQUE BAQUE BYRON PAUL SERVICIOS PROFESIONALES DE TELECOMUNICACIONES MES DE MAYO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6</text:p>
          </table:table-cell>
          <table:table-cell office:value-type="date" office:date-value="2021-05-26T00:00:00" table:style-name="ce109">
            <text:p>26-may-21</text:p>
          </table:table-cell>
          <table:table-cell office:value-type="string" table:style-name="ce110">
            <text:p>Fact # 1095 NOG003-NOGALES Y PLATON MANUEL ALEJANDRO HONORARIOS COMO INTERVENTOR POR EL MES DE MAY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3</text:p>
          </table:table-cell>
          <table:table-cell office:value-type="date" office:date-value="2021-05-27T00:00:00" table:style-name="ce109">
            <text:p>27-may-21</text:p>
          </table:table-cell>
          <table:table-cell office:value-type="string" table:style-name="ce110">
            <text:p>Fact # 441 UCF073-BAQUERIZO DAVILA PABLO JONATHAN HONORARIOS PROFESIONALES MES DE MAY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5</text:p>
          </table:table-cell>
          <table:table-cell office:value-type="date" office:date-value="2021-05-31T00:00:00" table:style-name="ce109">
            <text:p>31-may-21</text:p>
          </table:table-cell>
          <table:table-cell office:value-type="string" table:style-name="ce110">
            <text:p>Fact # 3 NAZ003-NAZARENO ANGULO ERIKA JENNIFFER SERVICIOS PROFESIONALES DE TELECOMUNICACIONES MES DE MAYO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8</text:p>
          </table:table-cell>
          <table:table-cell office:value-type="date" office:date-value="2021-06-18T00:00:00" table:style-name="ce109">
            <text:p>18-jun-21</text:p>
          </table:table-cell>
          <table:table-cell office:value-type="string" table:style-name="ce110">
            <text:p>Fact # 231 ALM012-ALMEIDA REDROVAN MARIO ROGELIO SERVICIOS PROFESIONALES - COMISARIO 2020</text:p>
          </table:table-cell>
          <table:table-cell office:value-type="string" table:style-name="ce110">
            <text:p>Mario Almeida Redrovan</text:p>
          </table:table-cell>
          <table:table-cell office:value-type="float" office:value="333.33" table:style-name="ce111">
            <text:p>333,33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6</text:p>
          </table:table-cell>
          <table:table-cell office:value-type="date" office:date-value="2021-06-24T00:00:00" table:style-name="ce109">
            <text:p>24-jun-21</text:p>
          </table:table-cell>
          <table:table-cell office:value-type="string" table:style-name="ce110">
            <text:p>Fact # 1107 NOG003-NOGALES Y PLATON MANUEL ALEJANDRO HONORARIOS COMO INTERVENTOR MES DE JUNI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2</text:p>
          </table:table-cell>
          <table:table-cell office:value-type="date" office:date-value="2021-06-25T00:00:00" table:style-name="ce109">
            <text:p>25-jun-21</text:p>
          </table:table-cell>
          <table:table-cell office:value-type="string" table:style-name="ce110">
            <text:p>Fact # 141 BAQ024-BAQUE BAQUE BYRON PAUL SERVICIOS PROFESIONALES DE TELECOMUNICACIONES MES DE JUNIO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3</text:p>
          </table:table-cell>
          <table:table-cell office:value-type="date" office:date-value="2021-06-25T00:00:00" table:style-name="ce109">
            <text:p>25-jun-21</text:p>
          </table:table-cell>
          <table:table-cell office:value-type="string" table:style-name="ce110">
            <text:p>Fact # 114 EST018-ESTUPIÑAN ANDRADE FRANCISCO JAVIER SERVICIOS PRESTADOS DE TELECOMUNICACIÓN MES DE JUNI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1</text:p>
          </table:table-cell>
          <table:table-cell office:value-type="date" office:date-value="2021-06-28T00:00:00" table:style-name="ce109">
            <text:p>28-jun-21</text:p>
          </table:table-cell>
          <table:table-cell office:value-type="string" table:style-name="ce110">
            <text:p>Fact # 444 UCF073-BAQUERIZO DAVILA PABLO JONATHAN HONORARIOS PROFESIONALES MES DE JUNI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53</text:p>
          </table:table-cell>
          <table:table-cell office:value-type="date" office:date-value="2021-06-29T00:00:00" table:style-name="ce109">
            <text:p>29-jun-21</text:p>
          </table:table-cell>
          <table:table-cell office:value-type="string" table:style-name="ce110">
            <text:p>Fact # 4 NAZ003-NAZARENO ANGULO ERIKA JENNIFFER SERVICIOS PROFESIONALES DE TELECOMUNICAIONES MES DE MAYO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7</text:p>
          </table:table-cell>
          <table:table-cell office:value-type="date" office:date-value="2021-07-12T00:00:00" table:style-name="ce109">
            <text:p>12-jul-21</text:p>
          </table:table-cell>
          <table:table-cell office:value-type="string" table:style-name="ce110">
            <text:p>Fact # 116 EST018-ESTUPIÑAN ANDRADE FRANCISCO JAVIER SERVICIOS PRESTADOS DE TELECOMUNICACIONES MES DE JULI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2</text:p>
          </table:table-cell>
          <table:table-cell office:value-type="date" office:date-value="2021-07-19T00:00:00" table:style-name="ce109">
            <text:p>19-jul-21</text:p>
          </table:table-cell>
          <table:table-cell office:value-type="string" table:style-name="ce110">
            <text:p>Fact # 329 LLE004-LLERENA MIÑO NORMAN DAVID SERVICIOS PROFESIONALES</text:p>
          </table:table-cell>
          <table:table-cell office:value-type="string" table:style-name="ce110">
            <text:p>Llerena Miño Norman</text:p>
          </table:table-cell>
          <table:table-cell office:value-type="float" office:value="3500" table:style-name="ce111">
            <text:p>3.5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5</text:p>
          </table:table-cell>
          <table:table-cell office:value-type="date" office:date-value="2021-07-23T00:00:00" table:style-name="ce109">
            <text:p>23-jul-21</text:p>
          </table:table-cell>
          <table:table-cell office:value-type="string" table:style-name="ce110">
            <text:p>Fact # 142 BAQ024-BAQUE BAQUE BYRON PAUL SERVICIOS PROFESIONALES DE TELECOMUNICACIONES MES DE JULIO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6</text:p>
          </table:table-cell>
          <table:table-cell office:value-type="date" office:date-value="2021-07-27T00:00:00" table:style-name="ce109">
            <text:p>27-jul-21</text:p>
          </table:table-cell>
          <table:table-cell office:value-type="string" table:style-name="ce110">
            <text:p>Fact # 1112 NOG003-NOGALES Y PLATON MANUEL ALEJANDRO HONORARIOS COMO INTERVENTOR POR EL MES DE JULI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20</text:p>
          </table:table-cell>
          <table:table-cell office:value-type="date" office:date-value="2021-07-29T00:00:00" table:style-name="ce109">
            <text:p>29-jul-21</text:p>
          </table:table-cell>
          <table:table-cell office:value-type="string" table:style-name="ce110">
            <text:p>Fact # 446 UCF073-BAQUERIZO DAVILA PABLO JONATHAN HONORARIOS PROFESIONALES MES DE JULI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22</text:p>
          </table:table-cell>
          <table:table-cell office:value-type="date" office:date-value="2021-07-30T00:00:00" table:style-name="ce109">
            <text:p>30-jul-21</text:p>
          </table:table-cell>
          <table:table-cell office:value-type="string" table:style-name="ce110">
            <text:p>Fact # 5 NAZ003-NAZARENO ANGULO ERIKA JENNIFFER SERVICIOS PROFESIONALES DE TELECOMUNICACIONES MES DE JUL-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</text:p>
          </table:table-cell>
          <table:table-cell office:value-type="date" office:date-value="2021-08-02T00:00:00" table:style-name="ce109">
            <text:p>02-ago-21</text:p>
          </table:table-cell>
          <table:table-cell office:value-type="string" table:style-name="ce110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office:value-type="string" table:style-name="ce110">
            <text:p>Wens Consulting</text:p>
          </table:table-cell>
          <table:table-cell office:value-type="float" office:value="2250" table:style-name="ce111">
            <text:p>2.25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10</text:p>
          </table:table-cell>
          <table:table-cell office:value-type="date" office:date-value="2021-08-17T00:00:00" table:style-name="ce109">
            <text:p>17-ago-21</text:p>
          </table:table-cell>
          <table:table-cell office:value-type="string" table:style-name="ce110">
            <text:p>Fact # 6 NAZ003-NAZARENO ANGULO ERIKA JENNIFFER SERVICIOS PROFESIONALES DE TELECOMUNICACIONES MES DE AGOSTO 2021</text:p>
          </table:table-cell>
          <table:table-cell office:value-type="string" table:style-name="ce110">
            <text:p>Nazareno Angulo Erika</text:p>
          </table:table-cell>
          <table:table-cell office:value-type="float" office:value="2000" table:style-name="ce111">
            <text:p>2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8</text:p>
          </table:table-cell>
          <table:table-cell office:value-type="date" office:date-value="2021-08-25T00:00:00" table:style-name="ce109">
            <text:p>25-ago-21</text:p>
          </table:table-cell>
          <table:table-cell office:value-type="string" table:style-name="ce110">
            <text:p>Fact # 151 BAQ024-BAQUE BAQUE BYRON PAUL SERVICIOS PROFESIONALES DE TELECOMUNICACIÓN MES AGOSTO 2021</text:p>
          </table:table-cell>
          <table:table-cell office:value-type="string" table:style-name="ce110">
            <text:p>Baque Baque Byron</text:p>
          </table:table-cell>
          <table:table-cell office:value-type="float" office:value="222.22" table:style-name="ce111">
            <text:p>222,22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39</text:p>
          </table:table-cell>
          <table:table-cell office:value-type="date" office:date-value="2021-08-26T00:00:00" table:style-name="ce109">
            <text:p>26-ago-21</text:p>
          </table:table-cell>
          <table:table-cell office:value-type="string" table:style-name="ce110">
            <text:p>Fact # 1121 NOG003-NOGALES Y PLATON MANUEL ALEJANDRO HONORARIOS COMO INTERVENTOR MES AGOSTO 2021</text:p>
          </table:table-cell>
          <table:table-cell office:value-type="string" table:style-name="ce110">
            <text:p>Nogales y Platon Manuel Alejandro</text:p>
          </table:table-cell>
          <table:table-cell office:value-type="float" office:value="1250" table:style-name="ce111">
            <text:p>1.25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0</text:p>
          </table:table-cell>
          <table:table-cell office:value-type="date" office:date-value="2021-08-26T00:00:00" table:style-name="ce109">
            <text:p>26-ago-21</text:p>
          </table:table-cell>
          <table:table-cell office:value-type="string" table:style-name="ce110">
            <text:p>Fact # 151 EST018-ESTUPIÑAN ANDRADE FRANCISCO JAVIER SERVICIOS PRESTADOS DE TELECOMUNICACIONES MES AGOSTO 2021</text:p>
          </table:table-cell>
          <table:table-cell office:value-type="string" table:style-name="ce110">
            <text:p>Francisco Estupiñan Andrade</text:p>
          </table:table-cell>
          <table:table-cell office:value-type="float" office:value="444.44" table:style-name="ce111">
            <text:p>444,44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office:value-type="float" office:value="51010122" table:style-name="ce108">
            <text:p>51010122</text:p>
          </table:table-cell>
          <table:table-cell office:value-type="string" table:style-name="ce108">
            <text:p>Honorarios Profesionales</text:p>
          </table:table-cell>
          <table:table-cell office:value-type="string" table:style-name="ce108">
            <text:p>DF-41</text:p>
          </table:table-cell>
          <table:table-cell office:value-type="date" office:date-value="2021-08-26T00:00:00" table:style-name="ce109">
            <text:p>26-ago-21</text:p>
          </table:table-cell>
          <table:table-cell office:value-type="string" table:style-name="ce110">
            <text:p>Fact # 448 UCF073-BAQUERIZO DAVILA PABLO JONATHAN HONORARIOS PROFESIONALES MES AGOSTO 2021</text:p>
          </table:table-cell>
          <table:table-cell office:value-type="string" table:style-name="ce110">
            <text:p>Baquerizo Davila Pablo</text:p>
          </table:table-cell>
          <table:table-cell office:value-type="float" office:value="4000" table:style-name="ce111">
            <text:p>4.000,00<text:s/></text:p>
          </table:table-cell>
          <table:table-cell table:style-name="ce1"/>
          <table:table-cell table:style-name="ce107"/>
          <table:table-cell table:number-columns-repeated="16375"/>
        </table:table-row>
        <table:table-row table:style-name="ro1">
          <table:table-cell table:number-columns-repeated="2" table:style-name="ce1"/>
          <table:table-cell table:style-name="ce106"/>
          <table:table-cell table:style-name="ce112"/>
          <table:table-cell table:style-name="ce106"/>
          <table:table-cell table:style-name="ce110"/>
          <table:table-cell table:style-name="ce1"/>
          <table:table-cell table:style-name="ce106"/>
          <table:table-cell table:style-name="ce112"/>
          <table:table-cell table:number-columns-repeated="16375"/>
        </table:table-row>
        <table:table-row table:number-rows-repeated="104851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2" number:min-integer-digits="1" number:grouping="true"/>
      <number:text> </number:text>
    </number:number-style>
    <number:number-style style:name="N36P1">
      <number:text>(</number:text>
      <number:number number:decimal-places="2" number:min-integer-digits="1" number:grouping="true"/>
      <number:text>)</number:text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percentage-style style:name="N38">
      <number:number number:decimal-places="2" number:min-integer-digits="1"/>
      <number:text> %</number:text>
    </number:percentage-style>
    <number:number-style style:name="N39P0">
      <number:number number:decimal-places="2" number:min-integer-digits="1" number:grouping="true"/>
      <number:text> </number:text>
    </number:number-style>
    <number:number-style style:name="N39">
      <number:text>-</number:text>
      <number:number number:decimal-places="2" number:min-integer-digits="1" number:grouping="true"/>
      <style:map style:condition="value()&gt;=0" style:apply-style-name="N39P0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2T03:37:31Z</dc:date>
    <meta:editing-cycles>8</meta:editing-cycles>
    <meta:editing-duration>PT3902S</meta:editing-duration>
  </office:meta>
</office:document-meta>
</file>